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9083in" table:align="left"/>
    </style:style>
    <style:style style:name="Table1.A" style:family="table-column">
      <style:table-column-properties style:column-width="1.1007in"/>
    </style:style>
    <style:style style:name="Table1.B" style:family="table-column">
      <style:table-column-properties style:column-width="4.4132in"/>
    </style:style>
    <style:style style:name="Table1.C" style:family="table-column">
      <style:table-column-properties style:column-width="2.39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736in" table:align="left"/>
    </style:style>
    <style:style style:name="Table2.A" style:family="table-column">
      <style:table-column-properties style:column-width="0.9854in"/>
    </style:style>
    <style:style style:name="Table2.B" style:family="table-column">
      <style:table-column-properties style:column-width="4.4132in"/>
    </style:style>
    <style:style style:name="Table2.C" style:family="table-column">
      <style:table-column-properties style:column-width="1.4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8.1479in" table:align="left"/>
    </style:style>
    <style:style style:name="Table3.A" style:family="table-column">
      <style:table-column-properties style:column-width="0.9444in"/>
    </style:style>
    <style:style style:name="Table3.B" style:family="table-column">
      <style:table-column-properties style:column-width="5.3938in"/>
    </style:style>
    <style:style style:name="Table3.C" style:family="table-column">
      <style:table-column-properties style:column-width="1.809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5063in" table:align="left"/>
    </style:style>
    <style:style style:name="Table4.A" style:family="table-column">
      <style:table-column-properties style:column-width="0.9611in"/>
    </style:style>
    <style:style style:name="Table4.B" style:family="table-column">
      <style:table-column-properties style:column-width="4.2208in"/>
    </style:style>
    <style:style style:name="Table4.C" style:family="table-column">
      <style:table-column-properties style:column-width="2.324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2882in" table:align="left"/>
    </style:style>
    <style:style style:name="Table5.A" style:family="table-column">
      <style:table-column-properties style:column-width="1.5931in"/>
    </style:style>
    <style:style style:name="Table5.B" style:family="table-column">
      <style:table-column-properties style:column-width="0.3972in"/>
    </style:style>
    <style:style style:name="Table5.C" style:family="table-column">
      <style:table-column-properties style:column-width="0.8347in"/>
    </style:style>
    <style:style style:name="Table5.D" style:family="table-column">
      <style:table-column-properties style:column-width="2.463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2.4278in" table:align="left"/>
    </style:style>
    <style:style style:name="Table6.A" style:family="table-column">
      <style:table-column-properties style:column-width="1.1646in"/>
    </style:style>
    <style:style style:name="Table6.B" style:family="table-column">
      <style:table-column-properties style:column-width="0.3972in"/>
    </style:style>
    <style:style style:name="Table6.C" style:family="table-column">
      <style:table-column-properties style:column-width="0.86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6826in" table:align="left"/>
    </style:style>
    <style:style style:name="Table7.A" style:family="table-column">
      <style:table-column-properties style:column-width="1.3708in"/>
    </style:style>
    <style:style style:name="Table7.B" style:family="table-column">
      <style:table-column-properties style:column-width="0.4861in"/>
    </style:style>
    <style:style style:name="Table7.C" style:family="table-column">
      <style:table-column-properties style:column-width="0.825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8313in" table:align="left"/>
    </style:style>
    <style:style style:name="Table8.A" style:family="table-column">
      <style:table-column-properties style:column-width="1.2757in"/>
    </style:style>
    <style:style style:name="Table8.B" style:family="table-column">
      <style:table-column-properties style:column-width="3.0965in"/>
    </style:style>
    <style:style style:name="Table8.C" style:family="table-column">
      <style:table-column-properties style:column-width="1.459in"/>
    </style:style>
    <style:style style:name="Table8.A1" style:family="table-cell">
      <style:table-cell-properties style:vertical-align="middle" fo:padding="0.0194in" fo:border="none"/>
    </style:style>
    <style:style style:name="Table15" style:family="table">
      <style:table-properties style:width="7.1222in" table:align="left"/>
    </style:style>
    <style:style style:name="Table15.A" style:family="table-column">
      <style:table-column-properties style:column-width="1.2757in"/>
    </style:style>
    <style:style style:name="Table15.B" style:family="table-column">
      <style:table-column-properties style:column-width="3.0965in"/>
    </style:style>
    <style:style style:name="Table15.C" style:family="table-column">
      <style:table-column-properties style:column-width="2.75in"/>
    </style:style>
    <style:style style:name="Table15.A1" style:family="table-cell">
      <style:table-cell-properties style:vertical-align="middle" fo:padding="0.0194in" fo:border="none"/>
    </style:style>
    <style:style style:name="Table9" style:family="table">
      <style:table-properties style:width="4.4035in" table:align="left"/>
    </style:style>
    <style:style style:name="Table9.A" style:family="table-column">
      <style:table-column-properties style:column-width="1.2757in"/>
    </style:style>
    <style:style style:name="Table9.B" style:family="table-column">
      <style:table-column-properties style:column-width="3.1278in"/>
    </style:style>
    <style:style style:name="Table9.A1" style:family="table-cell">
      <style:table-cell-properties style:vertical-align="middle" fo:padding="0.0194in" fo:border="none"/>
    </style:style>
    <style:style style:name="Table16" style:family="table">
      <style:table-properties style:width="5.8313in" table:align="left"/>
    </style:style>
    <style:style style:name="Table16.A" style:family="table-column">
      <style:table-column-properties style:column-width="1.2757in"/>
    </style:style>
    <style:style style:name="Table16.B" style:family="table-column">
      <style:table-column-properties style:column-width="3.0965in"/>
    </style:style>
    <style:style style:name="Table16.C" style:family="table-column">
      <style:table-column-properties style:column-width="1.459in"/>
    </style:style>
    <style:style style:name="Table16.A1" style:family="table-cell">
      <style:table-cell-properties style:vertical-align="middle" fo:padding="0.0194in" fo:border="none"/>
    </style:style>
    <style:style style:name="Table10" style:family="table">
      <style:table-properties style:width="4.0681in" table:align="left"/>
    </style:style>
    <style:style style:name="Table10.A" style:family="table-column">
      <style:table-column-properties style:column-width="1.1264in"/>
    </style:style>
    <style:style style:name="Table10.B" style:family="table-column">
      <style:table-column-properties style:column-width="2.941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0611in" table:align="left"/>
    </style:style>
    <style:style style:name="Table11.A" style:family="table-column">
      <style:table-column-properties style:column-width="1.0028in"/>
    </style:style>
    <style:style style:name="Table11.B" style:family="table-column">
      <style:table-column-properties style:column-width="6.058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8.4375in" table:align="left"/>
    </style:style>
    <style:style style:name="Table12.A" style:family="table-column">
      <style:table-column-properties style:column-width="1.0611in"/>
    </style:style>
    <style:style style:name="Table12.B" style:family="table-column">
      <style:table-column-properties style:column-width="4.1861in"/>
    </style:style>
    <style:style style:name="Table12.C" style:family="table-column">
      <style:table-column-properties style:column-width="3.1903in"/>
    </style:style>
    <style:style style:name="Table12.A1" style:family="table-cell">
      <style:table-cell-properties style:vertical-align="middle" fo:padding="0.0194in" fo:border="none"/>
    </style:style>
    <style:style style:name="Table18" style:family="table">
      <style:table-properties style:width="8.3139in" table:align="left"/>
    </style:style>
    <style:style style:name="Table18.A" style:family="table-column">
      <style:table-column-properties style:column-width="1.25in"/>
    </style:style>
    <style:style style:name="Table18.B" style:family="table-column">
      <style:table-column-properties style:column-width="4.8764in"/>
    </style:style>
    <style:style style:name="Table18.C" style:family="table-column">
      <style:table-column-properties style:column-width="2.1875in"/>
    </style:style>
    <style:style style:name="Table18.A1" style:family="table-cell">
      <style:table-cell-properties style:vertical-align="middle" fo:padding="0.0194in" fo:border="none"/>
    </style:style>
    <style:style style:name="Table14" style:family="table">
      <style:table-properties style:width="3.8458in" table:align="left"/>
    </style:style>
    <style:style style:name="Table14.A" style:family="table-column">
      <style:table-column-properties style:column-width="0.6236in"/>
    </style:style>
    <style:style style:name="Table14.B" style:family="table-column">
      <style:table-column-properties style:column-width="0.6875in"/>
    </style:style>
    <style:style style:name="Table14.C" style:family="table-column">
      <style:table-column-properties style:column-width="1.6521in"/>
    </style:style>
    <style:style style:name="Table14.D" style:family="table-column">
      <style:table-column-properties style:column-width="0.8826in"/>
    </style:style>
    <style:style style:name="Table14.A1" style:family="table-cell">
      <style:table-cell-properties style:vertical-align="middle" fo:padding="0.0194in" fo:border="none"/>
    </style:style>
    <style:style style:name="Table13" style:family="table">
      <style:table-properties style:width="7.5292in" table:align="left"/>
    </style:style>
    <style:style style:name="Table13.A" style:family="table-column">
      <style:table-column-properties style:column-width="1.2965in"/>
    </style:style>
    <style:style style:name="Table13.B" style:family="table-column">
      <style:table-column-properties style:column-width="3.5368in"/>
    </style:style>
    <style:style style:name="Table13.C" style:family="table-column">
      <style:table-column-properties style:column-width="2.6958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Heading_20_1">
      <style:text-properties officeooo:paragraph-rsid="0038a56a"/>
    </style:style>
    <style:style style:name="P4" style:family="paragraph" style:parent-style-name="Text_20_body">
      <style:text-properties officeooo:paragraph-rsid="0038a56a"/>
    </style:style>
    <style:style style:name="P5" style:family="paragraph" style:parent-style-name="Heading_20_1">
      <style:text-properties officeooo:paragraph-rsid="003ea110"/>
    </style:style>
    <style:style style:name="P6" style:family="paragraph" style:parent-style-name="Standard">
      <style:text-properties officeooo:paragraph-rsid="003ea110"/>
    </style:style>
    <style:style style:name="P7" style:family="paragraph" style:parent-style-name="Table_20_Contents">
      <style:text-properties officeooo:paragraph-rsid="003ea110"/>
    </style:style>
    <style:style style:name="P8" style:family="paragraph" style:parent-style-name="Table_20_Heading">
      <style:text-properties officeooo:paragraph-rsid="003ea110"/>
    </style:style>
    <style:style style:name="P9" style:family="paragraph" style:parent-style-name="Heading_20_3">
      <style:text-properties officeooo:paragraph-rsid="003ea110"/>
    </style:style>
    <style:style style:name="P10" style:family="paragraph" style:parent-style-name="Text_20_body">
      <style:text-properties officeooo:paragraph-rsid="003ea110"/>
    </style:style>
    <style:style style:name="P11" style:family="paragraph" style:parent-style-name="Heading_20_1">
      <style:text-properties officeooo:paragraph-rsid="004310c1"/>
    </style:style>
    <style:style style:name="P12" style:family="paragraph" style:parent-style-name="Standard">
      <style:text-properties officeooo:paragraph-rsid="004310c1"/>
    </style:style>
    <style:style style:name="P13" style:family="paragraph" style:parent-style-name="Table_20_Contents">
      <style:text-properties officeooo:paragraph-rsid="004310c1"/>
    </style:style>
    <style:style style:name="P14" style:family="paragraph" style:parent-style-name="Table_20_Heading">
      <style:text-properties officeooo:paragraph-rsid="004310c1"/>
    </style:style>
    <style:style style:name="P15" style:family="paragraph" style:parent-style-name="Heading_20_3">
      <style:text-properties officeooo:paragraph-rsid="004310c1"/>
    </style:style>
    <style:style style:name="P16" style:family="paragraph" style:parent-style-name="Text_20_body">
      <style:text-properties officeooo:paragraph-rsid="004310c1"/>
    </style:style>
    <style:style style:name="P17" style:family="paragraph" style:parent-style-name="Heading_20_1">
      <style:text-properties officeooo:paragraph-rsid="004453c6"/>
    </style:style>
    <style:style style:name="P18" style:family="paragraph" style:parent-style-name="Standard">
      <style:text-properties officeooo:paragraph-rsid="004453c6"/>
    </style:style>
    <style:style style:name="P19" style:family="paragraph" style:parent-style-name="Table_20_Contents">
      <style:text-properties officeooo:paragraph-rsid="004453c6"/>
    </style:style>
    <style:style style:name="P20" style:family="paragraph" style:parent-style-name="Table_20_Heading">
      <style:text-properties officeooo:paragraph-rsid="004453c6"/>
    </style:style>
    <style:style style:name="P21" style:family="paragraph" style:parent-style-name="Heading_20_1">
      <style:text-properties officeooo:paragraph-rsid="0048103e"/>
    </style:style>
    <style:style style:name="P22" style:family="paragraph" style:parent-style-name="Standard">
      <style:text-properties officeooo:paragraph-rsid="0048103e"/>
    </style:style>
    <style:style style:name="P23" style:family="paragraph" style:parent-style-name="Text_20_body">
      <style:text-properties officeooo:paragraph-rsid="0048103e"/>
    </style:style>
    <style:style style:name="P24" style:family="paragraph" style:parent-style-name="Heading_20_2">
      <style:paragraph-properties style:writing-mode="lr-tb"/>
      <style:text-properties officeooo:paragraph-rsid="004dff0f"/>
    </style:style>
    <style:style style:name="P25" style:family="paragraph" style:parent-style-name="Heading_20_2">
      <style:paragraph-properties style:writing-mode="lr-tb"/>
      <style:text-properties officeooo:paragraph-rsid="004e3467"/>
    </style:style>
    <style:style style:name="P26" style:family="paragraph" style:parent-style-name="Heading_20_2">
      <style:paragraph-properties style:writing-mode="lr-tb"/>
      <style:text-properties officeooo:paragraph-rsid="005223e0"/>
    </style:style>
    <style:style style:name="P27" style:family="paragraph" style:parent-style-name="Heading_20_2">
      <style:paragraph-properties style:writing-mode="lr-tb"/>
      <style:text-properties officeooo:paragraph-rsid="0054157b"/>
    </style:style>
    <style:style style:name="P28" style:family="paragraph" style:parent-style-name="Preformatted_20_Text">
      <style:paragraph-properties style:writing-mode="lr-tb"/>
      <style:text-properties officeooo:paragraph-rsid="0054157b"/>
    </style:style>
    <style:style style:name="P29" style:family="paragraph" style:parent-style-name="Standard">
      <style:text-properties officeooo:paragraph-rsid="003ab664"/>
    </style:style>
    <style:style style:name="P30" style:family="paragraph" style:parent-style-name="Standard">
      <style:text-properties officeooo:paragraph-rsid="003c226a"/>
    </style:style>
    <style:style style:name="P31" style:family="paragraph" style:parent-style-name="Standard">
      <style:text-properties officeooo:paragraph-rsid="003cc7ec"/>
    </style:style>
    <style:style style:name="P32" style:family="paragraph" style:parent-style-name="Table_20_Contents">
      <style:text-properties officeooo:paragraph-rsid="003cc7ec"/>
    </style:style>
    <style:style style:name="P33" style:family="paragraph" style:parent-style-name="Standard">
      <style:text-properties officeooo:paragraph-rsid="00401e95"/>
    </style:style>
    <style:style style:name="P34" style:family="paragraph" style:parent-style-name="Standard">
      <style:text-properties officeooo:paragraph-rsid="0045cfae"/>
    </style:style>
    <style:style style:name="P35" style:family="paragraph" style:parent-style-name="Standard">
      <style:text-properties officeooo:paragraph-rsid="004639e8"/>
    </style:style>
    <style:style style:name="P36" style:family="paragraph" style:parent-style-name="Table_20_Contents">
      <style:text-properties officeooo:paragraph-rsid="004639e8"/>
    </style:style>
    <style:style style:name="P37" style:family="paragraph" style:parent-style-name="Standard">
      <style:text-properties officeooo:paragraph-rsid="0047f3ff"/>
    </style:style>
    <style:style style:name="P38" style:family="paragraph" style:parent-style-name="Table_20_Contents">
      <style:text-properties officeooo:paragraph-rsid="0047f3ff"/>
    </style:style>
    <style:style style:name="P39" style:family="paragraph" style:parent-style-name="Table_20_Heading">
      <style:text-properties officeooo:paragraph-rsid="0047f3ff"/>
    </style:style>
    <style:style style:name="P40" style:family="paragraph" style:parent-style-name="Text_20_body">
      <style:text-properties officeooo:paragraph-rsid="0047f3ff"/>
    </style:style>
    <style:style style:name="P41" style:family="paragraph" style:parent-style-name="Standard">
      <style:text-properties officeooo:paragraph-rsid="004a980f"/>
    </style:style>
    <style:style style:name="P42" style:family="paragraph" style:parent-style-name="Standard">
      <style:text-properties officeooo:paragraph-rsid="004c3d64"/>
    </style:style>
    <style:style style:name="P43" style:family="paragraph" style:parent-style-name="Preformatted_20_Text">
      <style:paragraph-properties style:writing-mode="lr-tb"/>
      <style:text-properties officeooo:paragraph-rsid="0058a0d7"/>
    </style:style>
    <style:style style:name="P44" style:family="paragraph" style:parent-style-name="Standard">
      <style:text-properties officeooo:paragraph-rsid="0058a0d7"/>
    </style:style>
    <style:style style:name="P45" style:family="paragraph" style:parent-style-name="Preformatted_20_Text">
      <style:paragraph-properties style:writing-mode="lr-tb"/>
      <style:text-properties officeooo:paragraph-rsid="00598cd9"/>
    </style:style>
    <style:style style:name="P46" style:family="paragraph" style:parent-style-name="Preformatted_20_Text">
      <style:paragraph-properties style:writing-mode="lr-tb"/>
      <style:text-properties officeooo:paragraph-rsid="005a070c"/>
    </style:style>
    <style:style style:name="P47" style:family="paragraph" style:parent-style-name="Preformatted_20_Text">
      <style:paragraph-properties style:writing-mode="lr-tb"/>
      <style:text-properties officeooo:paragraph-rsid="005d434a"/>
    </style:style>
    <style:style style:name="P48" style:family="paragraph" style:parent-style-name="Standard">
      <style:text-properties officeooo:paragraph-rsid="005d434a"/>
    </style:style>
    <style:style style:name="P49" style:family="paragraph" style:parent-style-name="Preformatted_20_Text">
      <style:paragraph-properties style:writing-mode="lr-tb"/>
      <style:text-properties officeooo:paragraph-rsid="005fd247"/>
    </style:style>
    <style:style style:name="P50" style:family="paragraph" style:parent-style-name="Preformatted_20_Text">
      <style:paragraph-properties style:writing-mode="lr-tb"/>
      <style:text-properties officeooo:paragraph-rsid="00613966"/>
    </style:style>
    <style:style style:name="P51" style:family="paragraph" style:parent-style-name="Heading_20_3">
      <style:text-properties officeooo:paragraph-rsid="00663657"/>
    </style:style>
    <style:style style:name="P52" style:family="paragraph" style:parent-style-name="Heading_20_3">
      <style:text-properties officeooo:paragraph-rsid="006b87d7"/>
    </style:style>
    <style:style style:name="P53" style:family="paragraph" style:parent-style-name="Heading_20_3">
      <style:text-properties officeooo:paragraph-rsid="006cd545"/>
    </style:style>
    <style:style style:name="P54" style:family="paragraph" style:parent-style-name="Heading_20_3">
      <style:text-properties officeooo:paragraph-rsid="006d711a"/>
    </style:style>
    <style:style style:name="P55" style:family="paragraph" style:parent-style-name="Heading_20_3" style:list-style-name="L5">
      <style:text-properties officeooo:paragraph-rsid="00663657"/>
    </style:style>
    <style:style style:name="P56" style:family="paragraph" style:parent-style-name="Heading_20_4" style:list-style-name="L12">
      <style:text-properties officeooo:paragraph-rsid="0038a56a"/>
    </style:style>
    <style:style style:name="P57" style:family="paragraph" style:parent-style-name="Preformatted_20_Text">
      <style:paragraph-properties style:writing-mode="lr-tb"/>
      <style:text-properties officeooo:paragraph-rsid="00571552"/>
    </style:style>
    <style:style style:name="P58" style:family="paragraph" style:parent-style-name="Preformatted_20_Text">
      <style:paragraph-properties style:writing-mode="lr-tb"/>
    </style:style>
    <style:style style:name="P59" style:family="paragraph" style:parent-style-name="Preformatted_20_Text">
      <style:paragraph-properties fo:margin-top="0in" fo:margin-bottom="0.1965in" style:contextual-spacing="false" style:writing-mode="lr-tb"/>
    </style:style>
    <style:style style:name="P60" style:family="paragraph" style:parent-style-name="Text_20_body" style:list-style-name="L1"/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4"/>
    <style:style style:name="P64" style:family="paragraph" style:parent-style-name="Text_20_body" style:list-style-name="L5"/>
    <style:style style:name="P65" style:family="paragraph" style:parent-style-name="Text_20_body" style:list-style-name="L5">
      <style:text-properties officeooo:paragraph-rsid="00663657"/>
    </style:style>
    <style:style style:name="P66" style:family="paragraph" style:parent-style-name="Text_20_body" style:list-style-name="L5">
      <style:text-properties officeooo:paragraph-rsid="0066e0e1"/>
    </style:style>
    <style:style style:name="P67" style:family="paragraph" style:parent-style-name="Text_20_body" style:list-style-name="L5">
      <style:text-properties officeooo:paragraph-rsid="006ac252"/>
    </style:style>
    <style:style style:name="P68" style:family="paragraph" style:parent-style-name="Text_20_body" style:list-style-name="L5">
      <style:text-properties officeooo:paragraph-rsid="006b938d"/>
    </style:style>
    <style:style style:name="P69" style:family="paragraph" style:parent-style-name="Text_20_body" style:list-style-name="L6"/>
    <style:style style:name="P70" style:family="paragraph" style:parent-style-name="Text_20_body" style:list-style-name="L7"/>
    <style:style style:name="P71" style:family="paragraph" style:parent-style-name="Text_20_body" style:list-style-name="L8"/>
    <style:style style:name="P72" style:family="paragraph" style:parent-style-name="Text_20_body" style:list-style-name="L9"/>
    <style:style style:name="P73" style:family="paragraph" style:parent-style-name="Text_20_body" style:list-style-name="L9">
      <style:text-properties officeooo:paragraph-rsid="0066f70d"/>
    </style:style>
    <style:style style:name="P74" style:family="paragraph" style:parent-style-name="Text_20_body" style:list-style-name="L10"/>
    <style:style style:name="P75" style:family="paragraph" style:parent-style-name="Text_20_body" style:list-style-name="L11"/>
    <style:style style:name="P76" style:family="paragraph" style:parent-style-name="Text_20_body" style:list-style-name="L12">
      <style:text-properties officeooo:paragraph-rsid="00687322"/>
    </style:style>
    <style:style style:name="P77" style:family="paragraph" style:parent-style-name="Text_20_body" style:list-style-name="L12">
      <style:paragraph-properties style:writing-mode="lr-tb"/>
      <style:text-properties officeooo:paragraph-rsid="00693041"/>
    </style:style>
    <style:style style:name="P78" style:family="paragraph" style:parent-style-name="Text_20_body" style:list-style-name="L13"/>
    <style:style style:name="P79" style:family="paragraph" style:parent-style-name="Text_20_body" style:list-style-name="L14"/>
    <style:style style:name="P80" style:family="paragraph" style:parent-style-name="Text_20_body" style:list-style-name="L15"/>
    <style:style style:name="P81" style:family="paragraph" style:parent-style-name="Text_20_body" style:list-style-name="L15">
      <style:text-properties officeooo:paragraph-rsid="0071a5fd"/>
    </style:style>
    <style:style style:name="P82" style:family="paragraph" style:parent-style-name="Text_20_body">
      <style:text-properties officeooo:paragraph-rsid="0071a5fd"/>
    </style:style>
    <style:style style:name="P83" style:family="paragraph" style:parent-style-name="Text_20_body">
      <style:text-properties officeooo:paragraph-rsid="00571552"/>
    </style:style>
    <style:style style:name="P84" style:family="paragraph" style:parent-style-name="Text_20_body">
      <style:paragraph-properties style:writing-mode="lr-tb"/>
      <style:text-properties officeooo:paragraph-rsid="00571552"/>
    </style:style>
    <style:style style:name="P85" style:family="paragraph" style:parent-style-name="Text_20_body">
      <style:text-properties fo:font-weight="bold" officeooo:paragraph-rsid="00571552" style:font-weight-asian="bold" style:font-weight-complex="bold"/>
    </style:style>
    <style:style style:name="P86" style:family="paragraph" style:parent-style-name="Text_20_body" style:list-style-name="L16"/>
    <style:style style:name="P87" style:family="paragraph" style:parent-style-name="Text_20_body" style:list-style-name="L18"/>
    <style:style style:name="P88" style:family="paragraph" style:parent-style-name="Text_20_body">
      <style:text-properties officeooo:paragraph-rsid="0038a56a"/>
    </style:style>
    <style:style style:name="P89" style:family="paragraph" style:parent-style-name="Text_20_body" style:list-style-name="L19"/>
    <style:style style:name="P90" style:family="paragraph" style:parent-style-name="Text_20_body" style:list-style-name="L20"/>
    <style:style style:name="P91" style:family="paragraph" style:parent-style-name="Text_20_body" style:list-style-name="L21"/>
    <style:style style:name="T1" style:family="text">
      <style:text-properties officeooo:rsid="000e4b87"/>
    </style:style>
    <style:style style:name="T2" style:family="text">
      <style:text-properties officeooo:rsid="003be4fd"/>
    </style:style>
    <style:style style:name="T3" style:family="text">
      <style:text-properties officeooo:rsid="00401e95"/>
    </style:style>
    <style:style style:name="T4" style:family="text">
      <style:text-properties officeooo:rsid="00412bad"/>
    </style:style>
    <style:style style:name="T5" style:family="text">
      <style:text-properties officeooo:rsid="004310c1"/>
    </style:style>
    <style:style style:name="T6" style:family="text">
      <style:text-properties officeooo:rsid="004e3467"/>
    </style:style>
    <style:style style:name="T7" style:family="text">
      <style:text-properties officeooo:rsid="0054157b"/>
    </style:style>
    <style:style style:name="T8" style:family="text">
      <style:text-properties officeooo:rsid="00552b57"/>
    </style:style>
    <style:style style:name="T9" style:family="text">
      <style:text-properties officeooo:rsid="00663657"/>
    </style:style>
    <style:style style:name="T10" style:family="text">
      <style:text-properties officeooo:rsid="0066e0e1"/>
    </style:style>
    <style:style style:name="T11" style:family="text">
      <style:text-properties officeooo:rsid="0066f70d"/>
    </style:style>
    <style:style style:name="T12" style:family="text">
      <style:text-properties officeooo:rsid="00687322"/>
    </style:style>
    <style:style style:name="T13" style:family="text">
      <style:text-properties officeooo:rsid="00693041"/>
    </style:style>
    <style:style style:name="T14" style:family="text">
      <style:text-properties officeooo:rsid="006ac252"/>
    </style:style>
    <style:style style:name="T15" style:family="text">
      <style:text-properties officeooo:rsid="006b87d7"/>
    </style:style>
    <style:style style:name="T16" style:family="text">
      <style:text-properties officeooo:rsid="006b938d"/>
    </style:style>
    <style:style style:name="T17" style:family="text">
      <style:text-properties officeooo:rsid="006cd545"/>
    </style:style>
    <style:style style:name="T18" style:family="text">
      <style:text-properties officeooo:rsid="006d711a"/>
    </style:style>
    <style:style style:name="T19" style:family="text">
      <style:text-properties officeooo:rsid="0071a5fd"/>
    </style:style>
    <style:style style:name="T20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ATABASE SPECIFICATION DOCUMENT</text:span></text:h>
      <text:h text:style-name="Heading_20_3" text:outline-level="3"><text:span text:style-name="Strong_20_Emphasis">Project: Web-Based TDT Optimization</text:span></text:h>
      <text:h text:style-name="Heading_20_3" text:outline-level="3"><text:span text:style-name="Strong_20_Emphasis">Document Title: Database Schema Specification</text:span></text:h>
      <text:h text:style-name="Heading_20_3" text:outline-level="3"><text:span text:style-name="Strong_20_Emphasis">Version: </text:span><text:span text:style-name="Strong_20_Emphasis"><text:span text:style-name="T2">2</text:span></text:span><text:span text:style-name="Strong_20_Emphasis">.0</text:span></text:h>
      <text:h text:style-name="Heading_20_3" text:outline-level="3"><text:span text:style-name="Strong_20_Emphasis">Date: </text:span><text:span text:style-name="Strong_20_Emphasis"><text:span text:style-name="T2">December</text:span></text:span><text:span text:style-name="Strong_20_Emphasis"> 2025</text:span></text:h>
      <text:h text:style-name="Heading_20_3" text:outline-level="3"><text:span text:style-name="Strong_20_Emphasis">Author: Boris Urrea</text:span></text:h>
      <text:p text:style-name="Horizontal_20_Line"/>
      <text:h text:style-name="Heading_20_1" text:outline-level="1">1. Overview</text:h>
      <text:p text:style-name="Text_20_body">The database supports a web platform that:</text:p>
      <text:list xml:id="list1981233000" text:style-name="L1">
        <text:list-item>
          <text:p text:style-name="P60">uploads and processes Excel datasets</text:p>
        </text:list-item>
        <text:list-item>
          <text:p text:style-name="P60">stores apartment-level and TU-level data</text:p>
        </text:list-item>
        <text:list-item>
          <text:p text:style-name="P60">maintains component configuration (derivadores, repartidores, parámetros generales)</text:p>
        </text:list-item>
        <text:list-item>
          <text:p text:style-name="P60">runs optimization tasks through a Python engine</text:p>
        </text:list-item>
        <text:list-item>
          <text:p text:style-name="P60">stores solutions and results</text:p>
        </text:list-item>
        <text:list-item>
          <text:p text:style-name="P60">provides historical lookup and dataset reuse</text:p>
        </text:list-item>
      </text:list>
      <text:p text:style-name="Text_20_body">The database is designed with:</text:p>
      <text:list xml:id="list907538608" text:style-name="L2">
        <text:list-item>
          <text:p text:style-name="P61"><text:span text:style-name="Strong_20_Emphasis">record_index grouping</text:span> for flexible structured data</text:p>
        </text:list-item>
        <text:list-item>
          <text:p text:style-name="P61"><text:span text:style-name="Strong_20_Emphasis">fully normalized optimization tracking</text:span></text:p>
        </text:list-item>
        <text:list-item>
          <text:p text:style-name="P61"><text:soft-page-break/><text:span text:style-name="Strong_20_Emphasis">component catalogs</text:span></text:p>
        </text:list-item>
        <text:list-item>
          <text:p text:style-name="P61"><text:span text:style-name="Strong_20_Emphasis">auditability (timestamps, created_by)</text:span></text:p>
        </text:list-item>
      </text:list>
      <text:p text:style-name="Text_20_body"><text:span text:style-name="Strong_20_Emphasis"/></text:p>
      <text:p text:style-name="P29">v2.0 updates </text:p>
      <text:p text:style-name="P29">- Adds new tables: logs, derivadores, repartidores, results_detail</text:p>
      <text:p text:style-name="P29">- Clarifies dataset_rows storage type (TEXT) and indexes</text:p>
      <text:p text:style-name="P29">- Documents indices added to optimizations and results</text:p>
      <text:p text:style-name="P29">- Adds ERD relationship clarifications and normalization notes</text:p>
      <text:p text:style-name="P29"><text:span text:style-name="Strong_20_Emphasis"/></text:p>
      <text:p text:style-name="Horizontal_20_Line"/>
      <text:h text:style-name="Heading_20_1" text:outline-level="1">2. Table Definitions</text:h>
      <text:p text:style-name="Horizontal_20_Line"/>
      <text:h text:style-name="Heading_20_1" text:outline-level="1"><text:span text:style-name="Strong_20_Emphasis">2.1 users</text:span></text:h>
      <text:p text:style-name="Text_20_body">Stores system operator accounts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user_id</text:p>
          </table:table-cell>
          <table:table-cell table:style-name="Table1.A1" office:value-type="string">
            <text:p text:style-name="Table_20_Contents">INT AUTO_INCREMENT PRIMARY KEY</text:p>
          </table:table-cell>
          <table:table-cell table:style-name="Table1.A1" office:value-type="string">
            <text:p text:style-name="Table_20_Contents">Unique user ID</text:p>
          </table:table-cell>
        </table:table-row>
        <table:table-row>
          <table:table-cell table:style-name="Table1.A1" office:value-type="string">
            <text:p text:style-name="Table_20_Contents">username</text:p>
          </table:table-cell>
          <table:table-cell table:style-name="Table1.A1" office:value-type="string">
            <text:p text:style-name="Table_20_Contents">VARCHAR(50) NOT NULL UNIQUE</text:p>
          </table:table-cell>
          <table:table-cell table:style-name="Table1.A1" office:value-type="string">
            <text:p text:style-name="Table_20_Contents">Login name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VARCHAR(255) NULL UNIQUE</text:p>
          </table:table-cell>
          <table:table-cell table:style-name="Table1.A1" office:value-type="string">
            <text:p text:style-name="Table_20_Contents">Optional contact</text:p>
          </table:table-cell>
        </table:table-row>
        <table:table-row>
          <table:table-cell table:style-name="Table1.A1" office:value-type="string">
            <text:p text:style-name="Table_20_Contents">password_hash</text:p>
          </table:table-cell>
          <table:table-cell table:style-name="Table1.A1" office:value-type="string">
            <text:p text:style-name="Table_20_Contents">VARCHAR(255) NOT NULL</text:p>
          </table:table-cell>
          <table:table-cell table:style-name="Table1.A1" office:value-type="string">
            <text:p text:style-name="Table_20_Contents">Hashed password (Argon2/bcrypt)</text:p>
          </table:table-cell>
        </table:table-row>
        <table:table-row>
          <table:table-cell table:style-name="Table1.A1" office:value-type="string">
            <text:p text:style-name="Table_20_Contents">is_active</text:p>
          </table:table-cell>
          <table:table-cell table:style-name="Table1.A1" office:value-type="string">
            <text:p text:style-name="Table_20_Contents">TINYINT(1) NOT NULL DEFAULT 1</text:p>
          </table:table-cell>
          <table:table-cell table:style-name="Table1.A1" office:value-type="string">
            <text:p text:style-name="Table_20_Contents">Soft-delete flag</text:p>
          </table:table-cell>
        </table:table-row>
        <table:table-row>
          <table:table-cell table:style-name="Table1.A1" office:value-type="string">
            <text:p text:style-name="Table_20_Contents">created_at</text:p>
          </table:table-cell>
          <table:table-cell table:style-name="Table1.A1" office:value-type="string">
            <text:p text:style-name="Table_20_Contents">DATETIME NOT NULL DEFAULT CURRENT_TIMESTAMP</text:p>
          </table:table-cell>
          <table:table-cell table:style-name="Table1.A1" office:value-type="string">
            <text:p text:style-name="Table_20_Contents">Creation timestamp</text:p>
          </table:table-cell>
        </table:table-row>
      </table:table>
      <text:p text:style-name="Text_20_body"><text:span text:style-name="Strong_20_Emphasis">Indexes</text:span></text:p>
      <text:list xml:id="list646445457" text:style-name="L3">
        <text:list-item>
          <text:p text:style-name="P62">UNIQUE(username)</text:p>
        </text:list-item>
        <text:list-item>
          <text:p text:style-name="P62">UNIQUE(email)</text:p>
        </text:list-item>
      </text:list>
      <text:p text:style-name="Horizontal_20_Line"><text:soft-page-break/></text:p>
      <text:h text:style-name="Heading_20_1" text:outline-level="1"><text:span text:style-name="Strong_20_Emphasis">2.2 project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project_id</text:p>
          </table:table-cell>
          <table:table-cell table:style-name="Table2.A1" office:value-type="string">
            <text:p text:style-name="Table_20_Contents">INT AUTO_INCREMENT PRIMARY KEY</text:p>
          </table:table-cell>
          <table:table-cell table:style-name="Table2.A1" office:value-type="string">
            <text:p text:style-name="Table_20_Contents">Unique project ID</text:p>
          </table:table-cell>
        </table:table-row>
        <table:table-row>
          <table:table-cell table:style-name="Table2.A1" office:value-type="string">
            <text:p text:style-name="Table_20_Contents">project_name</text:p>
          </table:table-cell>
          <table:table-cell table:style-name="Table2.A1" office:value-type="string">
            <text:p text:style-name="Table_20_Contents">VARCHAR(255) NOT NULL UNIQUE</text:p>
          </table:table-cell>
          <table:table-cell table:style-name="Table2.A1" office:value-type="string">
            <text:p text:style-name="Table_20_Contents">Human-friendly title</text:p>
          </table:table-cell>
        </table:table-row>
        <table:table-row>
          <table:table-cell table:style-name="Table2.A1" office:value-type="string">
            <text:p text:style-name="Table_20_Contents">created_by</text:p>
          </table:table-cell>
          <table:table-cell table:style-name="Table2.A1" office:value-type="string">
            <text:p text:style-name="Table_20_Contents">INT NULL</text:p>
          </table:table-cell>
          <table:table-cell table:style-name="Table2.A1" office:value-type="string">
            <text:p text:style-name="Table_20_Contents">FK → users.user_id</text:p>
          </table:table-cell>
        </table:table-row>
        <table:table-row>
          <table:table-cell table:style-name="Table2.A1" office:value-type="string">
            <text:p text:style-name="Table_20_Contents">created_at</text:p>
          </table:table-cell>
          <table:table-cell table:style-name="Table2.A1" office:value-type="string">
            <text:p text:style-name="Table_20_Contents">DATETIME NOT NULL DEFAULT CURRENT_TIMESTAMP</text:p>
          </table:table-cell>
          <table:table-cell table:style-name="Table2.A1" office:value-type="string">
            <text:p text:style-name="Table_20_Contents">Timestamp</text:p>
          </table:table-cell>
        </table:table-row>
      </table:table>
      <text:p text:style-name="Text_20_body"><text:span text:style-name="Strong_20_Emphasis">FK / Index</text:span></text:p>
      <text:list xml:id="list2775836028" text:style-name="L4">
        <text:list-item>
          <text:p text:style-name="P63">FOREIGN KEY (created_by) REFERENCES users(user_id) ON DELETE SET NULL</text:p>
        </text:list-item>
        <text:list-item>
          <text:p text:style-name="P63">UNIQUE(project_name)</text:p>
        </text:list-item>
      </text:list>
      <text:p text:style-name="Horizontal_20_Line"/>
      <text:h text:style-name="Heading_20_1" text:outline-level="1"><text:span text:style-name="Strong_20_Emphasis">2.3 datasets</text:span></text:h>
      <text:p text:style-name="Text_20_body">Represents a data submission (Excel upload, manual entry, or historical load).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ield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dataset_id</text:p>
          </table:table-cell>
          <table:table-cell table:style-name="Table3.A1" office:value-type="string">
            <text:p text:style-name="Table_20_Contents">INT AUTO_INCREMENT PRIMARY KEY</text:p>
          </table:table-cell>
          <table:table-cell table:style-name="Table3.A1" office:value-type="string">
            <text:p text:style-name="Table_20_Contents">Unique dataset ID</text:p>
          </table:table-cell>
        </table:table-row>
        <table:table-row>
          <table:table-cell table:style-name="Table3.A1" office:value-type="string">
            <text:p text:style-name="Table_20_Contents">project_id</text:p>
          </table:table-cell>
          <table:table-cell table:style-name="Table3.A1" office:value-type="string">
            <text:p text:style-name="Table_20_Contents">INT NULL</text:p>
          </table:table-cell>
          <table:table-cell table:style-name="Table3.A1" office:value-type="string">
            <text:p text:style-name="Table_20_Contents">FK → projects.project_id</text:p>
          </table:table-cell>
        </table:table-row>
        <table:table-row>
          <table:table-cell table:style-name="Table3.A1" office:value-type="string">
            <text:p text:style-name="Table_20_Contents">uploaded_by</text:p>
          </table:table-cell>
          <table:table-cell table:style-name="Table3.A1" office:value-type="string">
            <text:p text:style-name="P30">INT NULL</text:p>
          </table:table-cell>
          <table:table-cell table:style-name="Table3.A1" office:value-type="string">
            <text:p text:style-name="Table_20_Contents">FK → users.user_id</text:p>
          </table:table-cell>
        </table:table-row>
        <table:table-row>
          <table:table-cell table:style-name="Table3.A1" office:value-type="string">
            <text:p text:style-name="Table_20_Contents">status</text:p>
          </table:table-cell>
          <table:table-cell table:style-name="Table3.A1" office:value-type="string">
            <text:p text:style-name="P32">ENUM('pending','validated','processing','processed','error') NOT NULL DEFAULT 'pending'</text:p>
          </table:table-cell>
          <table:table-cell table:style-name="Table3.A1" office:value-type="string">
            <text:p text:style-name="Table_20_Contents">Processing state</text:p>
          </table:table-cell>
        </table:table-row>
        <table:table-row>
          <table:table-cell table:style-name="Table3.A1" office:value-type="string">
            <text:p text:style-name="Table_20_Contents">created_at</text:p>
          </table:table-cell>
          <table:table-cell table:style-name="Table3.A1" office:value-type="string">
            <text:p text:style-name="P32">DATETIME NOT NULL DEFAULT CURRENT_TIMESTAMP</text:p>
          </table:table-cell>
          <table:table-cell table:style-name="Table3.A1" office:value-type="string">
            <text:p text:style-name="Table_20_Contents">Initial creation</text:p>
          </table:table-cell>
        </table:table-row>
        <table:table-row>
          <table:table-cell table:style-name="Table3.A1" office:value-type="string">
            <text:p text:style-name="Table_20_Contents">updated_at</text:p>
          </table:table-cell>
          <table:table-cell table:style-name="Table3.A1" office:value-type="string">
            <text:p text:style-name="Table_20_Contents">DATETIME NULL ON UPDATE CURRENT_TIMESTAMP</text:p>
          </table:table-cell>
          <table:table-cell table:style-name="Table3.A1" office:value-type="string">
            <text:p text:style-name="Table_20_Contents">Last modification</text:p>
          </table:table-cell>
        </table:table-row>
      </table:table>
      <text:p text:style-name="Text_20_body"><text:span text:style-name="Strong_20_Emphasis">FK / Index</text:span></text:p>
      <text:list xml:id="list1036423159" text:style-name="L5">
        <text:list-item>
          <text:p text:style-name="P64">FOREIGN KEY (project_id) REFERENCES projects(project_id) ON DELETE SET NULL</text:p>
        </text:list-item>
        <text:list-item>
          <text:p text:style-name="P64">FOREIGN KEY (uploaded_by) REFERENCES users(user_id) ON DELETE SET NULL</text:p>
        </text:list-item>
        <text:list-item>
          <text:p text:style-name="P65"><text:soft-page-break/>Index on (status), (created_at), (uploaded_by)</text:p>
          <text:p text:style-name="P65"><text:span text:style-name="Strong_20_Emphasis">2.</text:span><text:span text:style-name="Strong_20_Emphasis"><text:span text:style-name="T9">3</text:span></text:span><text:span text:style-name="Strong_20_Emphasis">.1 domain-specific explanations</text:span></text:p>
        </text:list-item>
        <text:list-item>
          <text:h text:style-name="P55" text:outline-level="3"><text:span text:style-name="Strong_20_Emphasis">dataset_id</text:span></text:h>
        </text:list-item>
        <text:list-item>
          <text:p text:style-name="P65">Unique identifier of each dataset. Used as FK throughout the system.</text:p>
        </text:list-item>
        <text:list-item>
          <text:h text:style-name="P55" text:outline-level="3"><text:span text:style-name="Strong_20_Emphasis">project_id</text:span></text:h>
        </text:list-item>
        <text:list-item>
          <text:p text:style-name="P65">Links the dataset to a project (optional).<text:line-break/>Useful when a client has multiple buildings under the same contract.</text:p>
        </text:list-item>
        <text:list-item>
          <text:h text:style-name="P55" text:outline-level="3"><text:span text:style-name="Strong_20_Emphasis">uploaded_by</text:span></text:h>
        </text:list-item>
        <text:list-item>
          <text:p text:style-name="P65">User who uploaded it.<text:line-break/>Used in auditing and permissions (e.g., show only user-owned datasets).</text:p>
        </text:list-item>
        <text:list-item>
          <text:h text:style-name="P55" text:outline-level="3"><text:span text:style-name="Strong_20_Emphasis">status</text:span></text:h>
        </text:list-item>
        <text:list-item>
          <text:p text:style-name="P65">Lifecycle of the dataset:</text:p>
        </text:list-item>
        <text:list-item>
          <text:p text:style-name="P65"><text:span text:style-name="Strong_20_Emphasis">pending</text:span> → uploaded, waiting validation</text:p>
        </text:list-item>
        <text:list-item>
          <text:p text:style-name="P65"><text:span text:style-name="Strong_20_Emphasis">validated</text:span> → passed validation rules</text:p>
        </text:list-item>
        <text:list-item>
          <text:p text:style-name="P65"><text:span text:style-name="Strong_20_Emphasis">processing</text:span> → optimization job running</text:p>
        </text:list-item>
        <text:list-item>
          <text:p text:style-name="P65"><text:span text:style-name="Strong_20_Emphasis">processed</text:span> → optimization finished</text:p>
        </text:list-item>
        <text:list-item>
          <text:p text:style-name="P65"><text:span text:style-name="Strong_20_Emphasis">error</text:span> → validation or processing failure</text:p>
          <text:p text:style-name="P65">This is crucial for UI flow and job control.</text:p>
        </text:list-item>
        <text:list-item>
          <text:h text:style-name="P55" text:outline-level="3"><text:span text:style-name="Strong_20_Emphasis">created_at</text:span></text:h>
        </text:list-item>
        <text:list-item>
          <text:p text:style-name="P65">Timestamp of upload.</text:p>
        </text:list-item>
        <text:list-item>
          <text:h text:style-name="P55" text:outline-level="3"><text:soft-page-break/><text:span text:style-name="Strong_20_Emphasis">updated_at</text:span></text:h>
        </text:list-item>
        <text:list-item>
          <text:p text:style-name="P65">Changed when dataset is validated, corrected, or reprocessed.</text:p>
        </text:list-item>
      </text:list>
      <text:p text:style-name="Horizontal_20_Line"/>
      <text:h text:style-name="Heading_20_1" text:outline-level="1"><text:span text:style-name="Strong_20_Emphasis">2.4 dataset_rows</text:span></text:h>
      <text:p text:style-name="Text_20_body">Flexible structure for <text:span text:style-name="Strong_20_Emphasis">all apartment-level and TU-level input values</text:span>, using <text:span text:style-name="Source_20_Text">record_index</text:span> to group related fields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Field</text:p>
            </table:table-cell>
            <table:table-cell table:style-name="Table4.A1" office:value-type="string">
              <text:p text:style-name="Table_20_Heading">Type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row_id</text:p>
          </table:table-cell>
          <table:table-cell table:style-name="Table4.A1" office:value-type="string">
            <text:p text:style-name="Table_20_Contents">INT AUTO_INCREMENT PRIMARY KEY</text:p>
          </table:table-cell>
          <table:table-cell table:style-name="Table4.A1" office:value-type="string">
            <text:p text:style-name="Table_20_Contents">Unique row ID</text:p>
          </table:table-cell>
        </table:table-row>
        <table:table-row>
          <table:table-cell table:style-name="Table4.A1" office:value-type="string">
            <text:p text:style-name="Table_20_Contents">dataset_id</text:p>
          </table:table-cell>
          <table:table-cell table:style-name="Table4.A1" office:value-type="string">
            <text:p text:style-name="Table_20_Contents">INT NOT NULL</text:p>
          </table:table-cell>
          <table:table-cell table:style-name="Table4.A1" office:value-type="string">
            <text:p text:style-name="Table_20_Contents">FK → datasets.dataset_id</text:p>
          </table:table-cell>
        </table:table-row>
        <table:table-row>
          <table:table-cell table:style-name="Table4.A1" office:value-type="string">
            <text:p text:style-name="Table_20_Contents">record_index</text:p>
          </table:table-cell>
          <table:table-cell table:style-name="Table4.A1" office:value-type="string">
            <text:p text:style-name="Table_20_Contents">INT NOT NULL</text:p>
          </table:table-cell>
          <table:table-cell table:style-name="Table4.A1" office:value-type="string">
            <text:p text:style-name="Table_20_Contents">Groups fields into logical records</text:p>
          </table:table-cell>
        </table:table-row>
        <table:table-row>
          <table:table-cell table:style-name="Table4.A1" office:value-type="string">
            <text:p text:style-name="Table_20_Contents">field_name</text:p>
          </table:table-cell>
          <table:table-cell table:style-name="Table4.A1" office:value-type="string">
            <text:p text:style-name="Table_20_Contents">VARCHAR(255) NOT NULL</text:p>
          </table:table-cell>
          <table:table-cell table:style-name="Table4.A1" office:value-type="string">
            <text:p text:style-name="Table_20_Contents">Canonical field identifier</text:p>
          </table:table-cell>
        </table:table-row>
        <table:table-row>
          <table:table-cell table:style-name="Table4.A1" office:value-type="string">
            <text:p text:style-name="Table_20_Contents">field_value</text:p>
          </table:table-cell>
          <table:table-cell table:style-name="Table4.A1" office:value-type="string">
            <text:p text:style-name="P31">decimal(12,4)</text:p>
          </table:table-cell>
          <table:table-cell table:style-name="Table4.A1" office:value-type="string">
            <text:p text:style-name="P31">All raw values stored as TEXT; parsing/typing is handled by the ingestion/engine</text:p>
          </table:table-cell>
        </table:table-row>
        <table:table-row>
          <table:table-cell table:style-name="Table4.A1" office:value-type="string">
            <text:p text:style-name="Table_20_Contents">unit</text:p>
          </table:table-cell>
          <table:table-cell table:style-name="Table4.A1" office:value-type="string">
            <text:p text:style-name="Table_20_Contents">VARCHAR(50) NULL</text:p>
          </table:table-cell>
          <table:table-cell table:style-name="Table4.A1" office:value-type="string">
            <text:p text:style-name="Table_20_Contents">(dB, m, dBm, °, etc.)</text:p>
          </table:table-cell>
        </table:table-row>
        <table:table-row>
          <table:table-cell table:style-name="Table4.A1" office:value-type="string">
            <text:p text:style-name="Table_20_Contents">updated_at</text:p>
          </table:table-cell>
          <table:table-cell table:style-name="Table4.A1" office:value-type="string">
            <text:p text:style-name="Table_20_Contents">DATETIME NULL ON UPDATE CURRENT_TIMESTAMP</text:p>
          </table:table-cell>
          <table:table-cell table:style-name="Table4.A1" office:value-type="string">
            <text:p text:style-name="Table_20_Contents">Last modification</text:p>
          </table:table-cell>
        </table:table-row>
      </table:table>
      <text:p text:style-name="Text_20_body"><text:span text:style-name="Strong_20_Emphasis">FK / Index</text:span></text:p>
      <text:list xml:id="list2317195654" text:style-name="L6">
        <text:list-item>
          <text:p text:style-name="P69">FOREIGN KEY (dataset_id) REFERENCES datasets(dataset_id) ON DELETE CASCADE</text:p>
        </text:list-item>
        <text:list-item>
          <text:p text:style-name="P69">INDEX (dataset_id)</text:p>
        </text:list-item>
        <text:list-item>
          <text:p text:style-name="P69">INDEX (record_index, field_name)</text:p>
        </text:list-item>
      </text:list>
      <text:p text:style-name="Horizontal_20_Line"/>
      <text:list xml:id="list120520303897190" text:continue-list="list1036423159" text:style-name="L5">
        <text:list-header>
          <text:p text:style-name="P66"><text:span text:style-name="Strong_20_Emphasis">2.</text:span><text:span text:style-name="Strong_20_Emphasis"><text:span text:style-name="T10">4</text:span></text:span><text:span text:style-name="Strong_20_Emphasis">.1 domain-specific explanations</text:span></text:p>
        </text:list-header>
      </text:list>
      <text:h text:style-name="P51" text:outline-level="3"><text:span text:style-name="Strong_20_Emphasis">row_id</text:span></text:h>
      <text:p text:style-name="Text_20_body">Unique ID for each row in this table.</text:p>
      <text:h text:style-name="Heading_20_3" text:outline-level="3"><text:soft-page-break/><text:span text:style-name="Strong_20_Emphasis">dataset_id</text:span></text:h>
      <text:p text:style-name="Text_20_body">FK to datasets.<text:line-break/>Allows extracting all raw data belonging to a dataset.</text:p>
      <text:h text:style-name="Heading_20_3" text:outline-level="3"><text:span text:style-name="Strong_20_Emphasis">record_index</text:span></text:h>
      <text:p text:style-name="Text_20_body">Represents the original Excel row number (starting at 1).<text:line-break/>Used to reconstruct the original structure.</text:p>
      <text:h text:style-name="Heading_20_3" text:outline-level="3"><text:span text:style-name="Strong_20_Emphasis">field_name</text:span></text:h>
      <text:p text:style-name="Text_20_body">The column name from the Excel header. Example: <text:span text:style-name="Source_20_Text">APTO</text:span>, <text:span text:style-name="Source_20_Text">PISO</text:span>, <text:span text:style-name="Source_20_Text">CAJA</text:span>, <text:span text:style-name="Source_20_Text">ATENUACIÓN</text:span>.</text:p>
      <text:h text:style-name="Heading_20_3" text:outline-level="3"><text:span text:style-name="Strong_20_Emphasis">field_value (TEXT)</text:span></text:h>
      <text:p text:style-name="Text_20_body">The raw value of the cell.<text:line-break/>Not typed.<text:line-break/>Parsing is done by the engine (string → float, int, bool, etc.)</text:p>
      <text:p text:style-name="Text_20_body">This choice gives flexibility when Excel contains mixed or dirty data.</text:p>
      <text:h text:style-name="Heading_20_3" text:outline-level="3"><text:span text:style-name="Strong_20_Emphasis">unit</text:span></text:h>
      <text:p text:style-name="Text_20_body">Optional field used when a column includes units (dBm, dB, MHz).<text:line-break/>Used mainly for diagnostics and UI output.</text:p>
      <text:h text:style-name="Heading_20_3" text:outline-level="3"><text:span text:style-name="Strong_20_Emphasis">updated_at</text:span></text:h>
      <text:p text:style-name="Text_20_body">Updated during data cleaning or import corrections.</text:p>
      <text:h text:style-name="P51" text:outline-level="3"><text:span text:style-name="Strong_20_Emphasis"/></text:h>
      <text:p text:style-name="Text_20_body"/>
      <text:h text:style-name="Heading_20_1" text:outline-level="1"><text:soft-page-break/><text:span text:style-name="Strong_20_Emphasis">2.4.</text:span><text:span text:style-name="Strong_20_Emphasis"><text:span text:style-name="T9">2</text:span></text:span><text:span text:style-name="Strong_20_Emphasis"> Supported field_name values</text:span></text:h>
      <text:h text:style-name="Heading_20_3" text:outline-level="3"><text:span text:style-name="Strong_20_Emphasis">Apartment-level field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field_name</text:p>
            </table:table-cell>
            <table:table-cell table:style-name="Table5.A1" office:value-type="string">
              <text:p text:style-name="Table_20_Heading">Unit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piso</text:p>
          </table:table-cell>
          <table:table-cell table:style-name="Table5.A1" office:value-type="string">
            <text:p text:style-name="Table_20_Contents">none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Floor number</text:p>
          </table:table-cell>
        </table:table-row>
        <table:table-row>
          <table:table-cell table:style-name="Table5.A1" office:value-type="string">
            <text:p text:style-name="Table_20_Contents">apartamento</text:p>
          </table:table-cell>
          <table:table-cell table:style-name="Table5.A1" office:value-type="string">
            <text:p text:style-name="Table_20_Contents">none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Apartment number</text:p>
          </table:table-cell>
        </table:table-row>
        <table:table-row>
          <table:table-cell table:style-name="Table5.A1" office:value-type="string">
            <text:p text:style-name="Table_20_Contents">tus_requeridos</text:p>
          </table:table-cell>
          <table:table-cell table:style-name="Table5.A1" office:value-type="string">
            <text:p text:style-name="Table_20_Contents">none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Number of TUs required</text:p>
          </table:table-cell>
        </table:table-row>
        <table:table-row>
          <table:table-cell table:style-name="Table5.A1" office:value-type="string">
            <text:p text:style-name="Table_20_Contents">largo_cable_derivador</text:p>
          </table:table-cell>
          <table:table-cell table:style-name="Table5.A1" office:value-type="string">
            <text:p text:style-name="Table_20_Contents">m</text:p>
          </table:table-cell>
          <table:table-cell table:style-name="Table5.A1" office:value-type="string">
            <text:p text:style-name="Table_20_Contents">DECIMAL</text:p>
          </table:table-cell>
          <table:table-cell table:style-name="Table5.A1" office:value-type="string">
            <text:p text:style-name="Table_20_Contents">Cable from derivador → apartment</text:p>
          </table:table-cell>
        </table:table-row>
        <table:table-row>
          <table:table-cell table:style-name="Table5.A1" office:value-type="string">
            <text:p text:style-name="Table_20_Contents">largo_cable_repartidor</text:p>
          </table:table-cell>
          <table:table-cell table:style-name="Table5.A1" office:value-type="string">
            <text:p text:style-name="Table_20_Contents">m</text:p>
          </table:table-cell>
          <table:table-cell table:style-name="Table5.A1" office:value-type="string">
            <text:p text:style-name="Table_20_Contents">DECIMAL</text:p>
          </table:table-cell>
          <table:table-cell table:style-name="Table5.A1" office:value-type="string">
            <text:p text:style-name="Table_20_Contents">Cable from repartidor → apartment</text:p>
          </table:table-cell>
        </table:table-row>
      </table:table>
      <text:h text:style-name="Heading_20_3" text:outline-level="3"><text:span text:style-name="Strong_20_Emphasis">TU-level field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field_name</text:p>
            </table:table-cell>
            <table:table-cell table:style-name="Table6.A1" office:value-type="string">
              <text:p text:style-name="Table_20_Heading">Unit</text:p>
            </table:table-cell>
            <table:table-cell table:style-name="Table6.A1" office:value-type="string">
              <text:p text:style-name="Table_20_Heading">Type</text:p>
            </table:table-cell>
          </table:table-row>
        </table:table-header-rows>
        <table:table-row>
          <table:table-cell table:style-name="Table6.A1" office:value-type="string">
            <text:p text:style-name="Table_20_Contents">tu_index</text:p>
          </table:table-cell>
          <table:table-cell table:style-name="Table6.A1" office:value-type="string">
            <text:p text:style-name="Table_20_Contents">none</text:p>
          </table:table-cell>
          <table:table-cell table:style-name="Table6.A1" office:value-type="string">
            <text:p text:style-name="Table_20_Contents">INT</text:p>
          </table:table-cell>
        </table:table-row>
        <table:table-row>
          <table:table-cell table:style-name="Table6.A1" office:value-type="string">
            <text:p text:style-name="Table_20_Contents">largo_cable_TU</text:p>
          </table:table-cell>
          <table:table-cell table:style-name="Table6.A1" office:value-type="string">
            <text:p text:style-name="Table_20_Contents">m</text:p>
          </table:table-cell>
          <table:table-cell table:style-name="Table6.A1" office:value-type="string">
            <text:p text:style-name="Table_20_Contents">DECIMAL</text:p>
          </table:table-cell>
        </table:table-row>
      </table:table>
      <text:h text:style-name="Heading_20_3" text:outline-level="3"><text:span text:style-name="Strong_20_Emphasis">RF/Network fields</text:span> (if included)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Unit</text:p>
            </table:table-cell>
            <table:table-cell table:style-name="Table7.A1" office:value-type="string">
              <text:p text:style-name="Table_20_Heading">Min–Max</text:p>
            </table:table-cell>
          </table:table-row>
        </table:table-header-rows>
        <table:table-row>
          <table:table-cell table:style-name="Table7.A1" office:value-type="string">
            <text:p text:style-name="Table_20_Contents">Frequency_MHz</text:p>
          </table:table-cell>
          <table:table-cell table:style-name="Table7.A1" office:value-type="string">
            <text:p text:style-name="Table_20_Contents">MHz</text:p>
          </table:table-cell>
          <table:table-cell table:style-name="Table7.A1" office:value-type="string">
            <text:p text:style-name="Table_20_Contents">40–900</text:p>
          </table:table-cell>
        </table:table-row>
        <table:table-row>
          <table:table-cell table:style-name="Table7.A1" office:value-type="string">
            <text:p text:style-name="Table_20_Contents">Power_dBm</text:p>
          </table:table-cell>
          <table:table-cell table:style-name="Table7.A1" office:value-type="string">
            <text:p text:style-name="Table_20_Contents">dBm</text:p>
          </table:table-cell>
          <table:table-cell table:style-name="Table7.A1" office:value-type="string">
            <text:p text:style-name="Table_20_Contents">−120 to 20</text:p>
          </table:table-cell>
        </table:table-row>
        <table:table-row>
          <table:table-cell table:style-name="Table7.A1" office:value-type="string">
            <text:p text:style-name="Table_20_Contents">Attenuation_dB</text:p>
          </table:table-cell>
          <table:table-cell table:style-name="Table7.A1" office:value-type="string">
            <text:p text:style-name="Table_20_Contents">dB</text:p>
          </table:table-cell>
          <table:table-cell table:style-name="Table7.A1" office:value-type="string">
            <text:p text:style-name="Table_20_Contents">0–100</text:p>
          </table:table-cell>
        </table:table-row>
        <table:table-row>
          <table:table-cell table:style-name="Table7.A1" office:value-type="string">
            <text:p text:style-name="Table_20_Contents">SignalLevel_dBuV</text:p>
          </table:table-cell>
          <table:table-cell table:style-name="Table7.A1" office:value-type="string">
            <text:p text:style-name="Table_20_Contents">dBµV</text:p>
          </table:table-cell>
          <table:table-cell table:style-name="Table7.A1" office:value-type="string">
            <text:p text:style-name="Table_20_Contents">20–120</text:p>
          </table:table-cell>
        </table:table-row>
        <table:table-row>
          <table:table-cell table:style-name="Table7.A1" office:value-type="string">
            <text:p text:style-name="Table_20_Contents">NoiseLevel_dBuV</text:p>
          </table:table-cell>
          <table:table-cell table:style-name="Table7.A1" office:value-type="string">
            <text:p text:style-name="Table_20_Contents">dBµV</text:p>
          </table:table-cell>
          <table:table-cell table:style-name="Table7.A1" office:value-type="string">
            <text:p text:style-name="Table_20_Contents">0–90</text:p>
          </table:table-cell>
        </table:table-row>
        <table:table-row>
          <table:table-cell table:style-name="Table7.A1" office:value-type="string">
            <text:p text:style-name="Table_20_Contents">SNR_dB</text:p>
          </table:table-cell>
          <table:table-cell table:style-name="Table7.A1" office:value-type="string">
            <text:p text:style-name="Table_20_Contents">dB</text:p>
          </table:table-cell>
          <table:table-cell table:style-name="Table7.A1" office:value-type="string">
            <text:p text:style-name="Table_20_Contents">0–50</text:p>
          </table:table-cell>
        </table:table-row>
        <table:table-row>
          <table:table-cell table:style-name="Table7.A1" office:value-type="string">
            <text:p text:style-name="Table_20_Contents">MER_dB</text:p>
          </table:table-cell>
          <table:table-cell table:style-name="Table7.A1" office:value-type="string">
            <text:p text:style-name="Table_20_Contents">dB</text:p>
          </table:table-cell>
          <table:table-cell table:style-name="Table7.A1" office:value-type="string">
            <text:p text:style-name="Table_20_Contents">10–45</text:p>
          </table:table-cell>
        </table:table-row>
      </table:table>
      <text:p text:style-name="Text_20_body">AND ANY CUSTOM FIELD via configuration.</text:p>
      <text:p text:style-name="Horizontal_20_Line"/>
      <text:h text:style-name="Heading_20_1" text:outline-level="1"><text:soft-page-break/><text:span text:style-name="Strong_20_Emphasis">2.5 components_derivadores</text:span></text:h>
      <text:p text:style-name="Text_20_body">Catalog of derivador models.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Field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id</text:p>
          </table:table-cell>
          <table:table-cell table:style-name="Table8.A1" office:value-type="string">
            <text:p text:style-name="Table_20_Contents">INT AUTO_INCREMENT PRIMARY KEY</text:p>
          </table:table-cell>
          <table:table-cell table:style-name="Table8.A1" office:value-type="string">
            <text:p text:style-name="Table_20_Contents">Unique ID</text:p>
          </table:table-cell>
        </table:table-row>
        <table:table-row>
          <table:table-cell table:style-name="Table8.A1" office:value-type="string">
            <text:p text:style-name="Table_20_Contents">modelo</text:p>
          </table:table-cell>
          <table:table-cell table:style-name="Table8.A1" office:value-type="string">
            <text:p text:style-name="Table_20_Contents">VARCHAR(100) NOT NULL</text:p>
          </table:table-cell>
          <table:table-cell table:style-name="Table8.A1" office:value-type="string">
            <text:p text:style-name="Table_20_Contents">Model name</text:p>
          </table:table-cell>
        </table:table-row>
        <table:table-row>
          <table:table-cell table:style-name="Table8.A1" office:value-type="string">
            <text:p text:style-name="Table_20_Contents">derivacion</text:p>
          </table:table-cell>
          <table:table-cell table:style-name="Table8.A1" office:value-type="string">
            <text:p text:style-name="Table_20_Contents">DECIMAL(10,2) NOT NULL</text:p>
          </table:table-cell>
          <table:table-cell table:style-name="Table8.A1" office:value-type="string">
            <text:p text:style-name="Table_20_Contents">Tap loss</text:p>
          </table:table-cell>
        </table:table-row>
        <table:table-row>
          <table:table-cell table:style-name="Table8.A1" office:value-type="string">
            <text:p text:style-name="Table_20_Contents">paso</text:p>
          </table:table-cell>
          <table:table-cell table:style-name="Table8.A1" office:value-type="string">
            <text:p text:style-name="Table_20_Contents">DECIMAL(10,2) NOT NULL</text:p>
          </table:table-cell>
          <table:table-cell table:style-name="Table8.A1" office:value-type="string">
            <text:p text:style-name="Table_20_Contents">Through loss</text:p>
          </table:table-cell>
        </table:table-row>
        <table:table-row>
          <table:table-cell table:style-name="Table8.A1" office:value-type="string">
            <text:p text:style-name="Table_20_Contents">salidas</text:p>
          </table:table-cell>
          <table:table-cell table:style-name="Table8.A1" office:value-type="string">
            <text:p text:style-name="Table_20_Contents">INT NOT NULL</text:p>
          </table:table-cell>
          <table:table-cell table:style-name="Table8.A1" office:value-type="string">
            <text:p text:style-name="Table_20_Contents">Number of outputs</text:p>
          </table:table-cell>
        </table:table-row>
        <table:table-row>
          <table:table-cell table:style-name="Table8.A1" office:value-type="string">
            <text:p text:style-name="Table_20_Contents">perdida_insercion</text:p>
          </table:table-cell>
          <table:table-cell table:style-name="Table8.A1" office:value-type="string">
            <text:p text:style-name="Table_20_Contents">DECIMAL(10,2) NOT NULL</text:p>
          </table:table-cell>
          <table:table-cell table:style-name="Table8.A1" office:value-type="string">
            <text:p text:style-name="Table_20_Contents">Insertion loss</text:p>
          </table:table-cell>
        </table:table-row>
        <table:table-row>
          <table:table-cell table:style-name="Table8.A1" office:value-type="string">
            <text:p text:style-name="Table_20_Contents">frecuencia</text:p>
          </table:table-cell>
          <table:table-cell table:style-name="Table8.A1" office:value-type="string">
            <text:p text:style-name="Table_20_Contents">VARCHAR(50) NOT NULL</text:p>
          </table:table-cell>
          <table:table-cell table:style-name="Table8.A1" office:value-type="string">
            <text:p text:style-name="Table_20_Contents">e.g., “5–1000 MHz”</text:p>
          </table:table-cell>
        </table:table-row>
      </table:table>
      <text:p text:style-name="Text_20_body"/>
      <text:list xml:id="list120519631498035" text:continue-numbering="true" text:style-name="L5">
        <text:list-header>
          <text:p text:style-name="P67"><text:span text:style-name="Strong_20_Emphasis">2.</text:span><text:span text:style-name="Strong_20_Emphasis"><text:span text:style-name="T14">5</text:span></text:span><text:span text:style-name="Strong_20_Emphasis">.1 domain-specific explanations</text:span></text:p>
        </text:list-header>
      </text:list>
      <text:h text:style-name="Heading_20_3" text:outline-level="3"><text:span text:style-name="Strong_20_Emphasis">id</text:span></text:h>
      <text:p text:style-name="Text_20_body">Primary key.</text:p>
      <text:h text:style-name="Heading_20_3" text:outline-level="3"><text:span text:style-name="Strong_20_Emphasis">modelo</text:span></text:h>
      <text:p text:style-name="Text_20_body">Model name or reference from manufacturer.</text:p>
      <text:h text:style-name="Heading_20_3" text:outline-level="3"><text:span text:style-name="Strong_20_Emphasis">derivacion</text:span></text:h>
      <text:p text:style-name="Text_20_body">Derivation attenuation value (dB).</text:p>
      <text:h text:style-name="Heading_20_3" text:outline-level="3"><text:span text:style-name="Strong_20_Emphasis">paso</text:span></text:h>
      <text:p text:style-name="Text_20_body">Paso (through) loss (dB).</text:p>
      <text:h text:style-name="Heading_20_3" text:outline-level="3"><text:span text:style-name="Strong_20_Emphasis">salidas</text:span></text:h>
      <text:p text:style-name="Text_20_body">Number of outputs.</text:p>
      <text:h text:style-name="Heading_20_3" text:outline-level="3"><text:soft-page-break/><text:span text:style-name="Strong_20_Emphasis">perdida_insercion</text:span></text:h>
      <text:p text:style-name="Text_20_body">Insertion loss.</text:p>
      <text:h text:style-name="Heading_20_3" text:outline-level="3"><text:span text:style-name="Strong_20_Emphasis">frecuencia</text:span></text:h>
      <text:p text:style-name="Text_20_body">Frequency range supported by model.</text:p>
      <text:p text:style-name="Text_20_body">Used globally across all projects.</text:p>
      <text:p text:style-name="Text_20_body"/>
      <text:h text:style-name="P5" text:outline-level="1"><text:span text:style-name="Strong_20_Emphasis">2.</text:span><text:span text:style-name="Strong_20_Emphasis"><text:span text:style-name="T4">6</text:span></text:span><text:span text:style-name="Strong_20_Emphasis"> <text:s/>derivadores</text:span></text:h>
      <text:p text:style-name="P33"><text:span text:style-name="T3">T</text:span>rack configured/placed derivadores (actual units used in a solution), separate from the catalog.</text:p>
      <text:p text:style-name="P33"/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P8">Field</text:p>
            </table:table-cell>
            <table:table-cell table:style-name="Table15.A1" office:value-type="string">
              <text:p text:style-name="P8">Type</text:p>
            </table:table-cell>
            <table:table-cell table:style-name="Table15.A1" office:value-type="string">
              <text:p text:style-name="P8">Description</text:p>
            </table:table-cell>
          </table:table-row>
        </table:table-header-rows>
        <table:table-row>
          <table:table-cell table:style-name="Table15.A1" office:value-type="string">
            <text:p text:style-name="P7">deriv_id</text:p>
          </table:table-cell>
          <table:table-cell table:style-name="Table15.A1" office:value-type="string">
            <text:p text:style-name="P7">INT AUTO_INCREMENT PRIMARY KEY</text:p>
          </table:table-cell>
          <table:table-cell table:style-name="Table15.A1" office:value-type="string">
            <text:p text:style-name="P7">Unique ID</text:p>
          </table:table-cell>
        </table:table-row>
        <table:table-row>
          <table:table-cell table:style-name="Table15.A1" office:value-type="string">
            <text:p text:style-name="P6">dataset_id </text:p>
          </table:table-cell>
          <table:table-cell table:style-name="Table15.A1" office:value-type="string">
            <text:p text:style-name="P6">INT NULL</text:p>
          </table:table-cell>
          <table:table-cell table:style-name="Table15.A1" office:value-type="string">
            <text:p text:style-name="P6">FK → datasets</text:p>
          </table:table-cell>
        </table:table-row>
        <table:table-row>
          <table:table-cell table:style-name="Table15.A1" office:value-type="string">
            <text:p text:style-name="P6">component_id</text:p>
          </table:table-cell>
          <table:table-cell table:style-name="Table15.A1" office:value-type="string">
            <text:p text:style-name="P6">INT NOT NULL</text:p>
          </table:table-cell>
          <table:table-cell table:style-name="Table15.A1" office:value-type="string">
            <text:p text:style-name="P33">FK → components_derivadores.id</text:p>
          </table:table-cell>
        </table:table-row>
        <table:table-row>
          <table:table-cell table:style-name="Table15.A1" office:value-type="string">
            <text:p text:style-name="P33">location</text:p>
          </table:table-cell>
          <table:table-cell table:style-name="Table15.A1" office:value-type="string">
            <text:p text:style-name="P33">VARCHAR(255) NULL</text:p>
          </table:table-cell>
          <table:table-cell table:style-name="Table15.A1" office:value-type="string">
            <text:p text:style-name="P33">descriptive (e.g., "Panel A - Floor 2")</text:p>
          </table:table-cell>
        </table:table-row>
        <table:table-row>
          <table:table-cell table:style-name="Table15.A1" office:value-type="string">
            <text:p text:style-name="P33">in_use</text:p>
          </table:table-cell>
          <table:table-cell table:style-name="Table15.A1" office:value-type="string">
            <text:p text:style-name="P33">TINYINT(1) NOT NULL DEFAULT 1</text:p>
          </table:table-cell>
          <table:table-cell table:style-name="Table15.A1" office:value-type="string">
            <text:p text:style-name="P7"/>
          </table:table-cell>
        </table:table-row>
        <table:table-row>
          <table:table-cell table:style-name="Table15.A1" office:value-type="string">
            <text:p text:style-name="P33">created_at </text:p>
          </table:table-cell>
          <table:table-cell table:style-name="Table15.A1" office:value-type="string">
            <text:p text:style-name="P33">DATETIME NOT NULL DEFAULT CURRENT_TIMESTAMP</text:p>
          </table:table-cell>
          <table:table-cell table:style-name="Table15.A1" office:value-type="string">
            <text:p text:style-name="P7"/>
          </table:table-cell>
        </table:table-row>
        <table:table-row>
          <table:table-cell table:style-name="Table15.A1" office:value-type="string">
            <text:p text:style-name="P33">updated_at </text:p>
          </table:table-cell>
          <table:table-cell table:style-name="Table15.A1" office:value-type="string">
            <text:p text:style-name="P33">DATETIME NULL ON UPDATE CURRENT_TIMESTAMP</text:p>
          </table:table-cell>
          <table:table-cell table:style-name="Table15.A1" office:value-type="string">
            <text:p text:style-name="P7"/>
          </table:table-cell>
        </table:table-row>
      </table:table>
      <text:list xml:id="list120521059298560" text:continue-numbering="true" text:style-name="L5">
        <text:list-header>
          <text:p text:style-name="P68"><text:span text:style-name="Strong_20_Emphasis">2.</text:span><text:span text:style-name="Strong_20_Emphasis"><text:span text:style-name="T16">6</text:span></text:span><text:span text:style-name="Strong_20_Emphasis">.1 domain-specific explanations</text:span></text:p>
        </text:list-header>
      </text:list>
      <text:h text:style-name="P9" text:outline-level="3"><text:span text:style-name="Strong_20_Emphasis">deriv_id</text:span></text:h>
      <text:p text:style-name="Text_20_body">Unique ID for the instance.</text:p>
      <text:h text:style-name="Heading_20_3" text:outline-level="3"><text:span text:style-name="Strong_20_Emphasis">dataset_id</text:span></text:h>
      <text:p text:style-name="Text_20_body">FK linking this placement to a dataset.</text:p>
      <text:h text:style-name="Heading_20_3" text:outline-level="3"><text:soft-page-break/><text:span text:style-name="Strong_20_Emphasis">component_id</text:span></text:h>
      <text:p text:style-name="Text_20_body">FK → components_derivadores.id<text:line-break/>What model was selected.</text:p>
      <text:h text:style-name="Heading_20_3" text:outline-level="3"><text:span text:style-name="Strong_20_Emphasis">location</text:span></text:h>
      <text:p text:style-name="Text_20_body">Human-readable description (“Floor 3, Hall A, box 12”).</text:p>
      <text:h text:style-name="Heading_20_3" text:outline-level="3"><text:span text:style-name="Strong_20_Emphasis">in_use</text:span></text:h>
      <text:p text:style-name="Text_20_body">Boolean (1 active, 0 excluded).<text:line-break/>Used for optimization versions or future reconfigurations.</text:p>
      <text:h text:style-name="Heading_20_3" text:outline-level="3"><text:span text:style-name="Strong_20_Emphasis">created_at</text:span></text:h>
      <text:p text:style-name="Text_20_body">When it was first saved.</text:p>
      <text:h text:style-name="Heading_20_3" text:outline-level="3"><text:span text:style-name="Strong_20_Emphasis">updated_at</text:span></text:h>
      <text:p text:style-name="Text_20_body">When updated (e.g., edited placement).</text:p>
      <text:p text:style-name="P10"><text:span text:style-name="Strong_20_Emphasis"/></text:p>
      <text:h text:style-name="Heading_20_1" text:outline-level="1"><text:span text:style-name="Strong_20_Emphasis">2.</text:span><text:span text:style-name="Strong_20_Emphasis"><text:span text:style-name="T4">7</text:span></text:span><text:span text:style-name="Strong_20_Emphasis"> components_repartidores</text:span></text:h>
      <text:p text:style-name="Text_20_body">Catalog of splitter models.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Field</text:p>
            </table:table-cell>
            <table:table-cell table:style-name="Table9.A1" office:value-type="string">
              <text:p text:style-name="Table_20_Heading">Type</text:p>
            </table:table-cell>
          </table:table-row>
        </table:table-header-rows>
        <table:table-row>
          <table:table-cell table:style-name="Table9.A1" office:value-type="string">
            <text:p text:style-name="Table_20_Contents">id</text:p>
          </table:table-cell>
          <table:table-cell table:style-name="Table9.A1" office:value-type="string">
            <text:p text:style-name="Table_20_Contents">INT AUTO_INCREMENT PRIMARY KEY</text:p>
          </table:table-cell>
        </table:table-row>
        <table:table-row>
          <table:table-cell table:style-name="Table9.A1" office:value-type="string">
            <text:p text:style-name="Table_20_Contents">modelo</text:p>
          </table:table-cell>
          <table:table-cell table:style-name="Table9.A1" office:value-type="string">
            <text:p text:style-name="Table_20_Contents">VARCHAR(100) NOT NULL</text:p>
          </table:table-cell>
        </table:table-row>
        <table:table-row>
          <table:table-cell table:style-name="Table9.A1" office:value-type="string">
            <text:p text:style-name="Table_20_Contents">salidas</text:p>
          </table:table-cell>
          <table:table-cell table:style-name="Table9.A1" office:value-type="string">
            <text:p text:style-name="Table_20_Contents">INT NOT NULL</text:p>
          </table:table-cell>
        </table:table-row>
        <table:table-row>
          <table:table-cell table:style-name="Table9.A1" office:value-type="string">
            <text:p text:style-name="Table_20_Contents">perdida</text:p>
          </table:table-cell>
          <table:table-cell table:style-name="Table9.A1" office:value-type="string">
            <text:p text:style-name="Table_20_Contents">DECIMAL(10,2) NOT NULL</text:p>
          </table:table-cell>
        </table:table-row>
        <table:table-row>
          <table:table-cell table:style-name="Table9.A1" office:value-type="string">
            <text:p text:style-name="Table_20_Contents">frecuencia</text:p>
          </table:table-cell>
          <table:table-cell table:style-name="Table9.A1" office:value-type="string">
            <text:p text:style-name="Table_20_Contents">VARCHAR(50) NOT NULL</text:p>
          </table:table-cell>
        </table:table-row>
        <table:table-row>
          <table:table-cell table:style-name="Table9.A1" office:value-type="string">
            <text:p text:style-name="Table_20_Contents">perdida_insercion</text:p>
          </table:table-cell>
          <table:table-cell table:style-name="Table9.A1" office:value-type="string">
            <text:p text:style-name="Table_20_Contents">DECIMAL(10,2) NOT NULL</text:p>
          </table:table-cell>
        </table:table-row>
      </table:table>
      <text:p text:style-name="Horizontal_20_Line"><text:soft-page-break/></text:p>
      <text:h text:style-name="P52" text:outline-level="3"><text:span text:style-name="Strong_20_Emphasis">2.</text:span><text:span text:style-name="Strong_20_Emphasis"><text:span text:style-name="T15">7</text:span></text:span><text:span text:style-name="Strong_20_Emphasis">.1 domain-specific explanations</text:span></text:h>
      <text:h text:style-name="P52" text:outline-level="3"><text:span text:style-name="Strong_20_Emphasis">id</text:span></text:h>
      <text:p text:style-name="Text_20_body">Primary key.</text:p>
      <text:h text:style-name="Heading_20_3" text:outline-level="3"><text:span text:style-name="Strong_20_Emphasis">modelo</text:span></text:h>
      <text:p text:style-name="Text_20_body">Manufacturer model.</text:p>
      <text:h text:style-name="Heading_20_3" text:outline-level="3"><text:span text:style-name="Strong_20_Emphasis">salidas</text:span></text:h>
      <text:p text:style-name="Text_20_body">Number of outputs.</text:p>
      <text:h text:style-name="Heading_20_3" text:outline-level="3"><text:span text:style-name="Strong_20_Emphasis">perdida</text:span></text:h>
      <text:p text:style-name="Text_20_body">Total loss or per-output attenuation.</text:p>
      <text:h text:style-name="Heading_20_3" text:outline-level="3"><text:span text:style-name="Strong_20_Emphasis">frecuencia</text:span></text:h>
      <text:p text:style-name="Text_20_body">Frequency supported.</text:p>
      <text:h text:style-name="Heading_20_3" text:outline-level="3"><text:span text:style-name="Strong_20_Emphasis">perdida_insercion</text:span></text:h>
      <text:p text:style-name="Text_20_body">Insertion loss.</text:p>
      <text:p text:style-name="Horizontal_20_Line"/>
      <text:h text:style-name="P11" text:outline-level="1"><text:span text:style-name="Strong_20_Emphasis"/></text:h>
      <text:h text:style-name="P11" text:outline-level="1"><text:span text:style-name="Strong_20_Emphasis">2.</text:span><text:span text:style-name="Strong_20_Emphasis"><text:span text:style-name="T5">8</text:span></text:span><text:span text:style-name="Strong_20_Emphasis"> <text:s text:c="2"/>repartidores</text:span></text:h>
      <text:p text:style-name="P12"><text:span text:style-name="T3">T</text:span>rack configured/placed <text:span text:style-name="T5">repartidores</text:span> (actual units used in a solution), separate from the catalog.</text:p>
      <text:p text:style-name="P12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P14">Field</text:p>
            </table:table-cell>
            <table:table-cell table:style-name="Table16.A1" office:value-type="string">
              <text:p text:style-name="P14">Type</text:p>
            </table:table-cell>
            <table:table-cell table:style-name="Table16.A1" office:value-type="string">
              <text:p text:style-name="P14">Description</text:p>
            </table:table-cell>
          </table:table-row>
        </table:table-header-rows>
        <table:table-row>
          <table:table-cell table:style-name="Table16.A1" office:value-type="string">
            <text:p text:style-name="P49"><text:span text:style-name="Source_20_Text">rep_id</text:span></text:p>
          </table:table-cell>
          <table:table-cell table:style-name="Table16.A1" office:value-type="string">
            <text:p text:style-name="P13">INT AUTO_INCREMENT PRIMARY KEY</text:p>
          </table:table-cell>
          <table:table-cell table:style-name="Table16.A1" office:value-type="string">
            <text:p text:style-name="P13">Unique ID</text:p>
          </table:table-cell>
        </table:table-row>
        <table:table-row>
          <table:table-cell table:style-name="Table16.A1" office:value-type="string">
            <text:p text:style-name="P12">dataset_id </text:p>
          </table:table-cell>
          <table:table-cell table:style-name="Table16.A1" office:value-type="string">
            <text:p text:style-name="P12">INT NULL</text:p>
          </table:table-cell>
          <table:table-cell table:style-name="Table16.A1" office:value-type="string">
            <text:p text:style-name="P12">FK → datasets</text:p>
          </table:table-cell>
        </table:table-row>
        <table:table-row>
          <table:table-cell table:style-name="Table16.A1" office:value-type="string">
            <text:p text:style-name="P12">component_id</text:p>
          </table:table-cell>
          <table:table-cell table:style-name="Table16.A1" office:value-type="string">
            <text:p text:style-name="P12">INT NOT NULL</text:p>
          </table:table-cell>
          <table:table-cell table:style-name="Table16.A1" office:value-type="string">
            <text:p text:style-name="P12">FK → components_derivadores.id</text:p>
          </table:table-cell>
        </table:table-row>
        <table:table-row>
          <table:table-cell table:style-name="Table16.A1" office:value-type="string">
            <text:p text:style-name="P12">location</text:p>
          </table:table-cell>
          <table:table-cell table:style-name="Table16.A1" office:value-type="string">
            <text:p text:style-name="P12">VARCHAR(255) NULL</text:p>
          </table:table-cell>
          <table:table-cell table:style-name="Table16.A1" office:value-type="string">
            <text:p text:style-name="P12">descriptive (e.g., "Panel A - Floor 2")</text:p>
          </table:table-cell>
        </table:table-row>
        <table:table-row>
          <table:table-cell table:style-name="Table16.A1" office:value-type="string">
            <text:p text:style-name="P12">in_use</text:p>
          </table:table-cell>
          <table:table-cell table:style-name="Table16.A1" office:value-type="string">
            <text:p text:style-name="P12">TINYINT(1) NOT NULL DEFAULT 1</text:p>
          </table:table-cell>
          <table:table-cell table:style-name="Table16.A1" office:value-type="string">
            <text:p text:style-name="P13">Number of outputs</text:p>
          </table:table-cell>
        </table:table-row>
        <table:table-row>
          <table:table-cell table:style-name="Table16.A1" office:value-type="string">
            <text:p text:style-name="P12">created_at </text:p>
          </table:table-cell>
          <table:table-cell table:style-name="Table16.A1" office:value-type="string">
            <text:p text:style-name="P12">DATETIME NOT NULL DEFAULT CURRENT_TIMESTAMP</text:p>
          </table:table-cell>
          <table:table-cell table:style-name="Table16.A1" office:value-type="string">
            <text:p text:style-name="P13">Insertion loss</text:p>
          </table:table-cell>
        </table:table-row>
        <table:table-row>
          <table:table-cell table:style-name="Table16.A1" office:value-type="string">
            <text:p text:style-name="P12">updated_at </text:p>
          </table:table-cell>
          <table:table-cell table:style-name="Table16.A1" office:value-type="string">
            <text:p text:style-name="P12">DATETIME NULL ON UPDATE CURRENT_TIMESTAMP</text:p>
          </table:table-cell>
          <table:table-cell table:style-name="Table16.A1" office:value-type="string">
            <text:p text:style-name="P13">e.g., “5–1000 MHz”</text:p>
          </table:table-cell>
        </table:table-row>
      </table:table>
      <text:h text:style-name="P53" text:outline-level="3"><text:span text:style-name="Strong_20_Emphasis">2.</text:span><text:span text:style-name="Strong_20_Emphasis"><text:span text:style-name="T17">8</text:span></text:span><text:span text:style-name="Strong_20_Emphasis">.1 domain-specific explanations</text:span></text:h>
      <text:h text:style-name="P15" text:outline-level="3"><text:span text:style-name="Strong_20_Emphasis">rep_id</text:span></text:h>
      <text:p text:style-name="Text_20_body">Primary key.</text:p>
      <text:h text:style-name="Heading_20_3" text:outline-level="3"><text:span text:style-name="Strong_20_Emphasis">dataset_id</text:span></text:h>
      <text:p text:style-name="Text_20_body">FK to dataset.</text:p>
      <text:h text:style-name="Heading_20_3" text:outline-level="3"><text:span text:style-name="Strong_20_Emphasis">component_id</text:span></text:h>
      <text:p text:style-name="Text_20_body">FK → components_repartidores.id.</text:p>
      <text:h text:style-name="Heading_20_3" text:outline-level="3"><text:span text:style-name="Strong_20_Emphasis">location</text:span></text:h>
      <text:p text:style-name="Text_20_body">Physical placement.</text:p>
      <text:h text:style-name="Heading_20_3" text:outline-level="3"><text:span text:style-name="Strong_20_Emphasis">in_use</text:span></text:h>
      <text:p text:style-name="Text_20_body">Boolean.</text:p>
      <text:h text:style-name="Heading_20_3" text:outline-level="3"><text:soft-page-break/><text:span text:style-name="Strong_20_Emphasis">created_at / updated_at</text:span></text:h>
      <text:p text:style-name="Text_20_body">Timestamps.</text:p>
      <text:p text:style-name="P16"><text:span text:style-name="Strong_20_Emphasis"/></text:p>
      <text:h text:style-name="P11" text:outline-level="1"><text:span text:style-name="Strong_20_Emphasis"/></text:h>
      <text:h text:style-name="Heading_20_1" text:outline-level="1"><text:span text:style-name="Strong_20_Emphasis">2.</text:span><text:span text:style-name="Strong_20_Emphasis"><text:span text:style-name="T5">9</text:span></text:span><text:span text:style-name="Strong_20_Emphasis"> parametros_generales</text:span></text:h>
      <text:p text:style-name="Text_20_body">General numerical constants used by the optimization engine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Field</text:p>
            </table:table-cell>
            <table:table-cell table:style-name="Table10.A1" office:value-type="string">
              <text:p text:style-name="Table_20_Heading">Type</text:p>
            </table:table-cell>
          </table:table-row>
        </table:table-header-rows>
        <table:table-row>
          <table:table-cell table:style-name="Table10.A1" office:value-type="string">
            <text:p text:style-name="P45"><text:span text:style-name="Source_20_Text">param_id</text:span></text:p>
          </table:table-cell>
          <table:table-cell table:style-name="Table10.A1" office:value-type="string">
            <text:p text:style-name="Table_20_Contents">INT AUTO_INCREMENT PRIMARY KEY</text:p>
          </table:table-cell>
        </table:table-row>
        <table:table-row>
          <table:table-cell table:style-name="Table10.A1" office:value-type="string">
            <text:p text:style-name="P45"><text:span text:style-name="Source_20_Text">dataset_id</text:span></text:p>
          </table:table-cell>
          <table:table-cell table:style-name="Table10.A1" office:value-type="string">
            <text:p text:style-name="P45"><text:span text:style-name="Source_20_Text">int DEFAULT NULL</text:span></text:p>
          </table:table-cell>
        </table:table-row>
        <table:table-row>
          <table:table-cell table:style-name="Table10.A1" office:value-type="string">
            <text:p text:style-name="P45"><text:span text:style-name="Source_20_Text">param_name</text:span></text:p>
          </table:table-cell>
          <table:table-cell table:style-name="Table10.A1" office:value-type="string">
            <text:p text:style-name="P45"><text:span text:style-name="Source_20_Text">varchar(200) NOT NULL</text:span></text:p>
          </table:table-cell>
        </table:table-row>
        <table:table-row>
          <table:table-cell table:style-name="Table10.A1" office:value-type="string">
            <text:p text:style-name="P45"><text:span text:style-name="Source_20_Text">param_value</text:span></text:p>
          </table:table-cell>
          <table:table-cell table:style-name="Table10.A1" office:value-type="string">
            <text:p text:style-name="P45"><text:span text:style-name="Source_20_Text">varchar(200) DEFAULT NULL</text:span></text:p>
          </table:table-cell>
        </table:table-row>
        <table:table-row>
          <table:table-cell table:style-name="Table10.A1" office:value-type="string">
            <text:p text:style-name="P45"><text:span text:style-name="Source_20_Text">unit</text:span></text:p>
          </table:table-cell>
          <table:table-cell table:style-name="Table10.A1" office:value-type="string">
            <text:p text:style-name="P45"><text:span text:style-name="Source_20_Text">varchar(50) DEFAULT NULL</text:span></text:p>
          </table:table-cell>
        </table:table-row>
        <table:table-row>
          <table:table-cell table:style-name="Table10.A1" office:value-type="string">
            <text:p text:style-name="P45"><text:span text:style-name="Source_20_Text">created_at</text:span></text:p>
          </table:table-cell>
          <table:table-cell table:style-name="Table10.A1" office:value-type="string">
            <text:p text:style-name="P45"><text:span text:style-name="Source_20_Text">datetime NOT NULL DEFAULT CURRENT_TIMESTAMP</text:span></text:p>
          </table:table-cell>
        </table:table-row>
        <table:table-row>
          <table:table-cell table:style-name="Table10.A1" office:value-type="string">
            <text:p text:style-name="P45"><text:span text:style-name="Source_20_Text">updated_at</text:span></text:p>
          </table:table-cell>
          <table:table-cell table:style-name="Table10.A1" office:value-type="string">
            <text:p text:style-name="P45"><text:span text:style-name="Source_20_Text">datetime DEFAULT NULL ON UPDATE CURRENT_TIMESTAMP</text:span></text:p>
          </table:table-cell>
        </table:table-row>
      </table:table>
      <text:p text:style-name="P45"><text:span text:style-name="Source_20_Text"/></text:p>
      <text:p text:style-name="Text_20_body"/>
      <text:p text:style-name="Text_20_body">Examples:</text:p>
      <text:list xml:id="list1334600253" text:style-name="L7">
        <text:list-item>
          <text:p text:style-name="P70">signal_target_dBuV</text:p>
        </text:list-item>
        <text:list-item>
          <text:p text:style-name="P70">cable_attenuation_dB_per_meter</text:p>
        </text:list-item>
        <text:list-item>
          <text:p text:style-name="P70">max_cable_length</text:p>
        </text:list-item>
      </text:list>
      <text:h text:style-name="P54" text:outline-level="3"><text:soft-page-break/><text:span text:style-name="Strong_20_Emphasis">2.</text:span><text:span text:style-name="Strong_20_Emphasis"><text:span text:style-name="T18">9</text:span></text:span><text:span text:style-name="Strong_20_Emphasis">.1 domain-specific explanations</text:span></text:h>
      <text:h text:style-name="P54" text:outline-level="3"><text:span text:style-name="Strong_20_Emphasis">param_id</text:span></text:h>
      <text:p text:style-name="Text_20_body">Unique ID.</text:p>
      <text:h text:style-name="Heading_20_3" text:outline-level="3"><text:span text:style-name="Strong_20_Emphasis">dataset_id</text:span></text:h>
      <text:p text:style-name="Text_20_body">If NULL → global parameter<text:line-break/>If linked → dataset-specific override</text:p>
      <text:h text:style-name="Heading_20_3" text:outline-level="3"><text:span text:style-name="Strong_20_Emphasis">param_name</text:span></text:h>
      <text:p text:style-name="Text_20_body">Parameter name:</text:p>
      <text:list xml:id="list1597040173" text:style-name="L8">
        <text:list-item>
          <text:p text:style-name="P71">“signal_min”</text:p>
        </text:list-item>
        <text:list-item>
          <text:p text:style-name="P71">“signal_max”</text:p>
        </text:list-item>
        <text:list-item>
          <text:p text:style-name="P71">“cable_loss_per_meter”</text:p>
        </text:list-item>
      </text:list>
      <text:h text:style-name="Heading_20_3" text:outline-level="3"><text:span text:style-name="Strong_20_Emphasis">param_value</text:span></text:h>
      <text:p text:style-name="Text_20_body">Stored as VARCHAR to allow expressions; parsed by engine.</text:p>
      <text:h text:style-name="Heading_20_3" text:outline-level="3"><text:span text:style-name="Strong_20_Emphasis">unit</text:span></text:h>
      <text:p text:style-name="Text_20_body">Unit of measurement.</text:p>
      <text:h text:style-name="Heading_20_3" text:outline-level="3"><text:span text:style-name="Strong_20_Emphasis">created_at / updated_at</text:span></text:h>
      <text:p text:style-name="Text_20_body">Tracking modifications.</text:p>
      <text:p text:style-name="Text_20_body"/>
      <text:h text:style-name="Heading_20_1" text:outline-level="1"><text:soft-page-break/><text:span text:style-name="Strong_20_Emphasis">2.</text:span><text:span text:style-name="Strong_20_Emphasis"><text:span text:style-name="T5">10</text:span></text:span><text:span text:style-name="Strong_20_Emphasis"> validation_rules</text:span></text:h>
      <text:p text:style-name="Text_20_body">Configurable validation rules for dataset rows.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Field</text:p>
            </table:table-cell>
            <table:table-cell table:style-name="Table11.A1" office:value-type="string">
              <text:p text:style-name="Table_20_Heading">Type</text:p>
            </table:table-cell>
          </table:table-row>
        </table:table-header-rows>
        <table:table-row>
          <table:table-cell table:style-name="Table11.A1" office:value-type="string">
            <text:p text:style-name="Table_20_Contents">rule_id</text:p>
          </table:table-cell>
          <table:table-cell table:style-name="Table11.A1" office:value-type="string">
            <text:p text:style-name="Table_20_Contents">INT AUTO_INCREMENT PRIMARY KEY</text:p>
          </table:table-cell>
        </table:table-row>
        <table:table-row>
          <table:table-cell table:style-name="Table11.A1" office:value-type="string">
            <text:p text:style-name="P46"><text:span text:style-name="Source_20_Text">field_name</text:span></text:p>
          </table:table-cell>
          <table:table-cell table:style-name="Table11.A1" office:value-type="string">
            <text:p text:style-name="P46"><text:span text:style-name="Source_20_Text">varchar(200) NOT NULL</text:span></text:p>
          </table:table-cell>
        </table:table-row>
        <table:table-row>
          <table:table-cell table:style-name="Table11.A1" office:value-type="string">
            <text:p text:style-name="P46"><text:span text:style-name="Source_20_Text">rule_type</text:span></text:p>
          </table:table-cell>
          <table:table-cell table:style-name="Table11.A1" office:value-type="string">
            <text:p text:style-name="P46"><text:span text:style-name="Source_20_Text">enum('min','max','regex','enum','not_empty','custom') NOT NULL,</text:span></text:p>
          </table:table-cell>
        </table:table-row>
        <table:table-row>
          <table:table-cell table:style-name="Table11.A1" office:value-type="string">
            <text:p text:style-name="P46"><text:span text:style-name="Source_20_Text">rule_value</text:span></text:p>
          </table:table-cell>
          <table:table-cell table:style-name="Table11.A1" office:value-type="string">
            <text:p text:style-name="P46"><text:span text:style-name="Source_20_Text">varchar(500) DEFAULT NULL</text:span></text:p>
          </table:table-cell>
        </table:table-row>
        <table:table-row>
          <table:table-cell table:style-name="Table11.A1" office:value-type="string">
            <text:p text:style-name="P46"><text:span text:style-name="Source_20_Text">message</text:span></text:p>
          </table:table-cell>
          <table:table-cell table:style-name="Table11.A1" office:value-type="string">
            <text:p text:style-name="P46"><text:span text:style-name="Source_20_Text">varchar(500) NOT NULL</text:span></text:p>
          </table:table-cell>
        </table:table-row>
        <table:table-row>
          <table:table-cell table:style-name="Table11.A1" office:value-type="string">
            <text:p text:style-name="Table_20_Contents">severity</text:p>
          </table:table-cell>
          <table:table-cell table:style-name="Table11.A1" office:value-type="string">
            <text:p text:style-name="P46"><text:span text:style-name="Source_20_Text">enum('warning','error') NOT NULL DEFAULT 'warning'</text:span></text:p>
          </table:table-cell>
        </table:table-row>
        <table:table-row>
          <table:table-cell table:style-name="Table11.A1" office:value-type="string">
            <text:p text:style-name="P46"><text:span text:style-name="Source_20_Text">active</text:span></text:p>
          </table:table-cell>
          <table:table-cell table:style-name="Table11.A1" office:value-type="string">
            <text:p text:style-name="P46"><text:span text:style-name="Source_20_Text">tinyint(1) NOT NULL DEFAULT '1'</text:span></text:p>
          </table:table-cell>
        </table:table-row>
        <table:table-row>
          <table:table-cell table:style-name="Table11.A1" office:value-type="string">
            <text:p text:style-name="Table_20_Contents">created_at</text:p>
          </table:table-cell>
          <table:table-cell table:style-name="Table11.A1" office:value-type="string">
            <text:p text:style-name="Table_20_Contents">DATETIME DEFAULT CURRENT_TIMESTAMP</text:p>
          </table:table-cell>
        </table:table-row>
      </table:table>
      <text:p text:style-name="Horizontal_20_Line"/>
      <text:p text:style-name="P46"><text:span text:style-name="Source_20_Text"/></text:p>
      <text:h text:style-name="Heading_20_1" text:outline-level="1"><text:span text:style-name="Strong_20_Emphasis">2.</text:span><text:span text:style-name="Strong_20_Emphasis"><text:span text:style-name="T4">1</text:span></text:span><text:span text:style-name="Strong_20_Emphasis"><text:span text:style-name="T5">1</text:span></text:span><text:span text:style-name="Strong_20_Emphasis"> optimizations</text:span></text:h>
      <text:p text:style-name="Text_20_body">Tracks each optimization run.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Field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A1" office:value-type="string">
              <text:p text:style-name="P20">Description</text:p>
            </table:table-cell>
          </table:table-row>
        </table:table-header-rows>
        <table:table-row>
          <table:table-cell table:style-name="Table12.A1" office:value-type="string">
            <text:p text:style-name="Table_20_Contents">opt_id</text:p>
          </table:table-cell>
          <table:table-cell table:style-name="Table12.A1" office:value-type="string">
            <text:p text:style-name="Table_20_Contents">INT AUTO_INCREMENT PRIMARY KEY</text:p>
          </table:table-cell>
          <table:table-cell table:style-name="Table12.A1" office:value-type="string">
            <text:p text:style-name="Table_20_Contents">Unique optimization execution ID</text:p>
          </table:table-cell>
        </table:table-row>
        <table:table-row>
          <table:table-cell table:style-name="Table12.A1" office:value-type="string">
            <text:p text:style-name="Table_20_Contents">dataset_id</text:p>
          </table:table-cell>
          <table:table-cell table:style-name="Table12.A1" office:value-type="string">
            <text:p text:style-name="Table_20_Contents">INT NOT NULL</text:p>
          </table:table-cell>
          <table:table-cell table:style-name="Table12.A1" office:value-type="string">
            <text:p text:style-name="P18">FK → datasets(dataset_id)</text:p>
          </table:table-cell>
        </table:table-row>
        <table:table-row>
          <table:table-cell table:style-name="Table12.A1" office:value-type="string">
            <text:p text:style-name="Table_20_Contents">start_time</text:p>
          </table:table-cell>
          <table:table-cell table:style-name="Table12.A1" office:value-type="string">
            <text:p text:style-name="P12">DATETIME NULL</text:p>
          </table:table-cell>
          <table:table-cell table:style-name="Table12.A1" office:value-type="string">
            <text:p text:style-name="P12"/>
          </table:table-cell>
        </table:table-row>
        <table:table-row>
          <table:table-cell table:style-name="Table12.A1" office:value-type="string">
            <text:p text:style-name="Table_20_Contents">end_time</text:p>
          </table:table-cell>
          <table:table-cell table:style-name="Table12.A1" office:value-type="string">
            <text:p text:style-name="P13">DATETIME NULL</text:p>
          </table:table-cell>
          <table:table-cell table:style-name="Table12.A1" office:value-type="string">
            <text:p text:style-name="P13"/>
          </table:table-cell>
        </table:table-row>
        <table:table-row>
          <table:table-cell table:style-name="Table12.A1" office:value-type="string">
            <text:p text:style-name="Table_20_Contents">status</text:p>
          </table:table-cell>
          <table:table-cell table:style-name="Table12.A1" office:value-type="string">
            <text:p text:style-name="P13">ENUM('running','completed','failed','infeasible') NOT NULL DEFAULT 'queued'</text:p>
          </table:table-cell>
          <table:table-cell table:style-name="Table12.A1" office:value-type="string">
            <text:p text:style-name="P13">Lifecycle state</text:p>
          </table:table-cell>
        </table:table-row>
        <table:table-row>
          <table:table-cell table:style-name="Table12.A1" office:value-type="string">
            <text:p text:style-name="Table_20_Contents">params_json</text:p>
          </table:table-cell>
          <table:table-cell table:style-name="Table12.A1" office:value-type="string">
            <text:p text:style-name="Table_20_Contents">JSON NULL</text:p>
          </table:table-cell>
          <table:table-cell table:style-name="Table12.A1" office:value-type="string">
            <text:p text:style-name="Table_20_Contents"/>
          </table:table-cell>
        </table:table-row>
        <table:table-row>
          <table:table-cell table:style-name="Table12.A1" office:value-type="string">
            <text:p text:style-name="Table_20_Contents">created_at</text:p>
          </table:table-cell>
          <table:table-cell table:style-name="Table12.A1" office:value-type="string">
            <text:p text:style-name="P19">DATETIME <text:s/>DEFAULT CURRENT_TIMESTAMP</text:p>
          </table:table-cell>
          <table:table-cell table:style-name="Table12.A1" office:value-type="string">
            <text:p text:style-name="Table_20_Contents">When the optimization run was created</text:p>
          </table:table-cell>
        </table:table-row>
      </table:table>
      <text:p text:style-name="Text_20_body"><text:span text:style-name="Strong_20_Emphasis">FK</text:span></text:p>
      <text:list xml:id="list461052377" text:style-name="L9">
        <text:list-item>
          <text:p text:style-name="P72">FOREIGN KEY (dataset_id) REFERENCES datasets(dataset_id) ON DELETE CASCADE</text:p>
          <text:p text:style-name="P73"><text:soft-page-break/><text:span text:style-name="Strong_20_Emphasis">2.</text:span><text:span text:style-name="Strong_20_Emphasis"><text:span text:style-name="T11">11</text:span></text:span><text:span text:style-name="Strong_20_Emphasis">.1 domain-specific explanations</text:span></text:p>
        </text:list-item>
      </text:list>
      <text:p text:style-name="Text_20_body"><text:span text:style-name="Strong_20_Emphasis"><text:span text:style-name="Source_20_Text">opt_id</text:span></text:span><text:span text:style-name="Strong_20_Emphasis"><text:line-break/>Primary identifier of an optimization run. Used as the join key for results.</text:span></text:p>
      <text:p text:style-name="Text_20_body"><text:span text:style-name="Strong_20_Emphasis"><text:span text:style-name="Source_20_Text">dataset_id</text:span></text:span><text:line-break/>Defines the exact building topology and inputs used for this run.</text:p>
      <text:h text:style-name="Heading_20_3" text:outline-level="3"><text:span text:style-name="Strong_20_Emphasis">start_time</text:span></text:h>
      <text:p text:style-name="Text_20_body">Set when job starts — used for performance tracking + job management.</text:p>
      <text:h text:style-name="Heading_20_3" text:outline-level="3"><text:span text:style-name="Strong_20_Emphasis">end_time</text:span></text:h>
      <text:p text:style-name="Text_20_body">Set on job completion (success or failure).</text:p>
      <text:p text:style-name="P82"><text:span text:style-name="Source_20_Text">status</text:span><text:line-break/>Canonical execution state:</text:p>
      <text:list xml:id="list3564193124" text:style-name="L15">
        <text:list-item>
          <text:p text:style-name="P81"><text:span text:style-name="Source_20_Text">queued</text:span> — registered but not executed</text:p>
        </text:list-item>
        <text:list-item>
          <text:p text:style-name="P81"><text:span text:style-name="Source_20_Text">running</text:span> — solver executing</text:p>
        </text:list-item>
        <text:list-item>
          <text:p text:style-name="P81"><text:span text:style-name="Source_20_Text">completed</text:span> — valid solution produced</text:p>
        </text:list-item>
        <text:list-item>
          <text:p text:style-name="P81"><text:span text:style-name="Source_20_Text">failed</text:span> — runtime or engine failure</text:p>
        </text:list-item>
        <text:list-item>
          <text:p text:style-name="P81"><text:span text:style-name="Source_20_Text">infeasible</text:span><text:span text:style-name="Strong_20_Emphasis"> — mathematically infeasible (no solution)</text:span></text:p>
        </text:list-item>
      </text:list>
      <text:h text:style-name="Heading_20_3" text:outline-level="3"><text:span text:style-name="Strong_20_Emphasis">params_json</text:span></text:h>
      <text:p text:style-name="Text_20_body">Contains all configuration parameters for this optimization:</text:p>
      <text:list xml:id="list1518202201" text:style-name="L11">
        <text:list-item>
          <text:p text:style-name="P75">signal limits</text:p>
        </text:list-item>
        <text:list-item>
          <text:p text:style-name="P75">allowed derivador types</text:p>
        </text:list-item>
        <text:list-item>
          <text:p text:style-name="P75">max cascades</text:p>
        </text:list-item>
        <text:list-item>
          <text:p text:style-name="P75">tuning parameters</text:p>
        </text:list-item>
        <text:list-item>
          <text:p text:style-name="P75"><text:soft-page-break/>user-selected options</text:p>
        </text:list-item>
      </text:list>
      <text:p text:style-name="Text_20_body">This allows reproducibility.</text:p>
      <text:p text:style-name="P82"><text:span text:style-name="Source_20_Text">created_at</text:span><text:line-break/>Used for historical sorting and auditing.</text:p>
      <text:p text:style-name="P82"><text:span text:style-name="Strong_20_Emphasis"/></text:p>
      <text:p text:style-name="Text_20_body"/>
      <text:h text:style-name="Heading_20_1" text:outline-level="1"><text:span text:style-name="Strong_20_Emphasis">2.1</text:span><text:span text:style-name="Strong_20_Emphasis"><text:span text:style-name="T8">2</text:span></text:span><text:span text:style-name="Strong_20_Emphasis"> results</text:span></text:h>
      <text:p text:style-name="Text_20_body">Stores <text:span text:style-name="Strong_20_Emphasis">one canonical result per optimization</text:span>, containing <text:span text:style-name="Strong_20_Emphasis">all outputs</text:span> as structured JSON.</text:p>
      <text:p text:style-name="Text_20_body"><text:s/><text:span text:style-name="Strong_20_Emphasis">Table definition (canonical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Field</text:p>
            </table:table-cell>
            <table:table-cell table:style-name="Table13.A1" office:value-type="string">
              <text:p text:style-name="Table_20_Heading">Type</text:p>
            </table:table-cell>
            <table:table-cell table:style-name="Table1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ource_20_Text">result_id</text:span></text:p>
          </table:table-cell>
          <table:table-cell table:style-name="Table13.A1" office:value-type="string">
            <text:p text:style-name="Table_20_Contents">INT AUTO_INCREMENT PRIMARY KEY</text:p>
          </table:table-cell>
          <table:table-cell table:style-name="Table13.A1" office:value-type="string">
            <text:p text:style-name="Table_20_Contents">Internal row ID</text:p>
          </table:table-cell>
        </table:table-row>
        <table:table-row>
          <table:table-cell table:style-name="Table13.A1" office:value-type="string">
            <text:p text:style-name="Table_20_Contents"><text:span text:style-name="Source_20_Text">opt_id</text:span></text:p>
          </table:table-cell>
          <table:table-cell table:style-name="Table13.A1" office:value-type="string">
            <text:p text:style-name="Table_20_Contents">INT NOT NULL UNIQUE</text:p>
          </table:table-cell>
          <table:table-cell table:style-name="Table13.A1" office:value-type="string">
            <text:p text:style-name="Table_20_Contents">FK → <text:span text:style-name="Source_20_Text">optimizations(opt_id)</text:span></text:p>
          </table:table-cell>
        </table:table-row>
        <table:table-row>
          <table:table-cell table:style-name="Table13.A1" office:value-type="string">
            <text:p text:style-name="Table_20_Contents"><text:span text:style-name="Source_20_Text">summary_json</text:span></text:p>
          </table:table-cell>
          <table:table-cell table:style-name="Table13.A1" office:value-type="string">
            <text:p text:style-name="Table_20_Contents">LONGTEXT</text:p>
          </table:table-cell>
          <table:table-cell table:style-name="Table13.A1" office:value-type="string">
            <text:p text:style-name="Table_20_Contents">Global KPIs and statistics</text:p>
          </table:table-cell>
        </table:table-row>
        <table:table-row>
          <table:table-cell table:style-name="Table13.A1" office:value-type="string">
            <text:p text:style-name="Table_20_Contents"><text:span text:style-name="Source_20_Text">detail_json</text:span></text:p>
          </table:table-cell>
          <table:table-cell table:style-name="Table13.A1" office:value-type="string">
            <text:p text:style-name="Table_20_Contents">LONGTEXT</text:p>
          </table:table-cell>
          <table:table-cell table:style-name="Table13.A1" office:value-type="string">
            <text:p text:style-name="Table_20_Contents">Full per-TU result table</text:p>
          </table:table-cell>
        </table:table-row>
        <table:table-row>
          <table:table-cell table:style-name="Table13.A1" office:value-type="string">
            <text:p text:style-name="Table_20_Contents"><text:span text:style-name="Source_20_Text">created_at</text:span></text:p>
          </table:table-cell>
          <table:table-cell table:style-name="Table13.A1" office:value-type="string">
            <text:p text:style-name="Table_20_Contents">DATETIME DEFAULT CURRENT_TIMESTAMP</text:p>
          </table:table-cell>
          <table:table-cell table:style-name="Table13.A1" office:value-type="string">
            <text:p text:style-name="Table_20_Contents">Storage timestamp</text:p>
          </table:table-cell>
        </table:table-row>
      </table:table>
      <text:p text:style-name="Text_20_body"><text:span text:style-name="Strong_20_Emphasis">Indexes / Constraints</text:span></text:p>
      <text:list xml:id="list2331166299" text:style-name="L16">
        <text:list-item>
          <text:p text:style-name="P86"><text:span text:style-name="Source_20_Text">UNIQUE (opt_id)</text:span></text:p>
        </text:list-item>
      </text:list>
      <text:list xml:id="list414852818" text:style-name="L18">
        <text:list-item>
          <text:p text:style-name="P87"><text:span text:style-name="Source_20_Text">FOREIGN KEY (opt_id) REFERENCES optimizations(opt_id) ON DELETE CASCADE</text:span></text:p>
        </text:list-item>
      </text:list>
      <text:list xml:id="list2333824377" text:style-name="L12">
        <text:list-header>
          <text:p text:style-name="P76"><text:span text:style-name="Strong_20_Emphasis">2.</text:span><text:span text:style-name="Strong_20_Emphasis"><text:span text:style-name="T11">1</text:span></text:span><text:span text:style-name="Strong_20_Emphasis"><text:span text:style-name="T12">2</text:span></text:span><text:span text:style-name="Strong_20_Emphasis">.1 domain-specific explanations</text:span></text:p>
          <text:list>
            <text:list-item>
              <text:list>
                <text:list-item>
                  <text:list>
                    <text:list-item>
                      <text:h text:style-name="P56" text:outline-level="4"><text:span text:style-name="Strong_20_Emphasis"><text:span text:style-name="Source_20_Text">summary_json</text:span></text:span></text:h>
                    </text:list-item>
                  </text:list>
                </text:list-item>
              </text:list>
            </text:list-item>
          </text:list>
        </text:list-header>
      </text:list>
      <text:p text:style-name="Text_20_body">Global optimization metrics, for example:</text:p>
      <text:p text:style-name="P2"><text:span text:style-name="Source_20_Text">{</text:span></text:p>
      <text:p text:style-name="P2"><text:span text:style-name="Source_20_Text"><text:s text:c="2"/>"min_level": 52.948,</text:span></text:p>
      <text:p text:style-name="P2"><text:span text:style-name="Source_20_Text"><text:s text:c="2"/>"max_level": 60.63,</text:span></text:p>
      <text:p text:style-name="P2"><text:soft-page-break/><text:span text:style-name="Source_20_Text"><text:s text:c="2"/>"avg_level": 56.027,</text:span></text:p>
      <text:p text:style-name="P2"><text:span text:style-name="Source_20_Text"><text:s text:c="2"/>"num_tomas": 15</text:span></text:p>
      <text:p text:style-name="P1"><text:span text:style-name="Source_20_Text">}</text:span></text:p>
      <text:p text:style-name="Text_20_body">Used by:</text:p>
      <text:list xml:id="list3974599320" text:style-name="L19">
        <text:list-item>
          <text:p text:style-name="P89">UI dashboards</text:p>
        </text:list-item>
        <text:list-item>
          <text:p text:style-name="P89">Validation rules</text:p>
        </text:list-item>
        <text:list-item>
          <text:p text:style-name="P89">Performance metrics</text:p>
        </text:list-item>
        <text:list-item>
          <text:p text:style-name="P89">Export / reporting</text:p>
        </text:list-item>
      </text:list>
      <text:h text:style-name="Heading_20_4" text:outline-level="4"><text:span text:style-name="Source_20_Text">detail_json</text:span></text:h>
      <text:p text:style-name="Text_20_body">Complete per-Terminal-Unit calculation table.</text:p>
      <text:p text:style-name="Text_20_body">Each entry represents <text:span text:style-name="Strong_20_Emphasis">one TU signal path</text:span>, including:</text:p>
      <text:list xml:id="list2043046428" text:style-name="L20">
        <text:list-item>
          <text:p text:style-name="P90">distances</text:p>
        </text:list-item>
        <text:list-item>
          <text:p text:style-name="P90">losses</text:p>
        </text:list-item>
        <text:list-item>
          <text:p text:style-name="P90">components</text:p>
        </text:list-item>
        <text:list-item>
          <text:p text:style-name="P90">final signal level</text:p>
        </text:list-item>
      </text:list>
      <text:p text:style-name="Text_20_body">Example:</text:p>
      <text:p text:style-name="P2"><text:span text:style-name="Source_20_Text">[</text:span></text:p>
      <text:p text:style-name="P2"><text:span text:style-name="Source_20_Text"><text:s text:c="2"/>{</text:span></text:p>
      <text:p text:style-name="P2"><text:span text:style-name="Source_20_Text"><text:s text:c="4"/>"Toma": "P05A1TU1",</text:span></text:p>
      <text:p text:style-name="P2"><text:span text:style-name="Source_20_Text"><text:s text:c="4"/>"Nivel TU Final (dBµV)": 60.63,</text:span></text:p>
      <text:p text:style-name="P2"><text:span text:style-name="Source_20_Text"><text:s text:c="4"/>"Pérdida Total (dB)": 49.37,</text:span></text:p>
      <text:p text:style-name="P2"><text:span text:style-name="Source_20_Text"><text:s text:c="4"/>"Distancia total hasta la toma (m)": 48.85</text:span></text:p>
      <text:p text:style-name="P2"><text:span text:style-name="Source_20_Text"><text:s text:c="2"/>}</text:span></text:p>
      <text:p text:style-name="P1"><text:span text:style-name="Source_20_Text">]</text:span></text:p>
      <text:p text:style-name="Text_20_body">This JSON is:</text:p>
      <text:list xml:id="list1795026323" text:style-name="L21">
        <text:list-item>
          <text:p text:style-name="P91">self-contained</text:p>
        </text:list-item>
        <text:list-item>
          <text:p text:style-name="P91"><text:soft-page-break/>order-preserving</text:p>
        </text:list-item>
        <text:list-item>
          <text:p text:style-name="P91">export-ready</text:p>
        </text:list-item>
        <text:list-item>
          <text:p text:style-name="P91">future-proof</text:p>
        </text:list-item>
      </text:list>
      <text:p text:style-name="P4"><text:span text:style-name="Strong_20_Emphasis"/></text:p>
      <text:p text:style-name="P4"><text:span text:style-name="Strong_20_Emphasis"/></text:p>
      <text:h text:style-name="P21" text:outline-level="1"><text:span text:style-name="Strong_20_Emphasis">2.1</text:span><text:span text:style-name="Strong_20_Emphasis"><text:span text:style-name="T8">4</text:span></text:span><text:span text:style-name="Strong_20_Emphasis"> <text:s/>logs</text:span></text:h>
      <text:p text:style-name="P37">Useful for auditing, debugging, and replaying issues. Consider a retention policy or archival table for very large log volumes.</text:p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P39">Field</text:p>
            </table:table-cell>
            <table:table-cell table:style-name="Table18.A1" office:value-type="string">
              <text:p text:style-name="P39">Type</text:p>
            </table:table-cell>
            <table:table-cell table:style-name="Table18.A1" office:value-type="string">
              <text:p text:style-name="P39">Description</text:p>
            </table:table-cell>
          </table:table-row>
        </table:table-header-rows>
        <table:table-row>
          <table:table-cell table:style-name="Table18.A1" office:value-type="string">
            <text:p text:style-name="P22">log_id</text:p>
          </table:table-cell>
          <table:table-cell table:style-name="Table18.A1" office:value-type="string">
            <text:p text:style-name="P38">INT AUTO_INCREMENT PRIMARY KEY</text:p>
          </table:table-cell>
          <table:table-cell table:style-name="Table18.A1" office:value-type="string">
            <text:p text:style-name="P38">Unique <text:s/>item</text:p>
          </table:table-cell>
        </table:table-row>
        <table:table-row>
          <table:table-cell table:style-name="Table18.A1" office:value-type="string">
            <text:p text:style-name="P48"><text:span text:style-name="Source_20_Text">event_type</text:span> </text:p>
          </table:table-cell>
          <table:table-cell table:style-name="Table18.A1" office:value-type="string">
            <text:p text:style-name="P47"><text:span text:style-name="Source_20_Text">enum('info','warning','error') NOT NULL DEFAULT 'info',</text:span></text:p>
          </table:table-cell>
          <table:table-cell table:style-name="Table18.A1" office:value-type="string">
            <text:p text:style-name="P41"><text:s/>e.g., DEBUG, INFO, WARN, ERROR</text:p>
          </table:table-cell>
        </table:table-row>
        <table:table-row>
          <table:table-cell table:style-name="Table18.A1" office:value-type="string">
            <text:p text:style-name="P48"><text:span text:style-name="Source_20_Text">description</text:span> </text:p>
          </table:table-cell>
          <table:table-cell table:style-name="Table18.A1" office:value-type="string">
            <text:p text:style-name="P47"><text:span text:style-name="Source_20_Text">text</text:span></text:p>
          </table:table-cell>
          <table:table-cell table:style-name="Table18.A1" office:value-type="string">
            <text:p text:style-name="P37"/>
          </table:table-cell>
        </table:table-row>
        <table:table-row>
          <table:table-cell table:style-name="Table18.A1" office:value-type="string">
            <text:p text:style-name="P47"><text:span text:style-name="Source_20_Text">user_id</text:span></text:p>
          </table:table-cell>
          <table:table-cell table:style-name="Table18.A1" office:value-type="string">
            <text:p text:style-name="P48"><text:s text:c="2"/><text:span text:style-name="Source_20_Text">int DEFAULT NULL</text:span></text:p>
          </table:table-cell>
          <table:table-cell table:style-name="Table18.A1" office:value-type="string">
            <text:p text:style-name="P42"><text:s/>arbitrary context (user_id, opt_id, dataset_id)</text:p>
          </table:table-cell>
        </table:table-row>
        <table:table-row>
          <table:table-cell table:style-name="Table18.A1" office:value-type="string">
            <text:p text:style-name="P42">created_at </text:p>
          </table:table-cell>
          <table:table-cell table:style-name="Table18.A1" office:value-type="string">
            <text:p text:style-name="P42">DATETIME NOT NULL DEFAULT CURRENT_TIMESTAMP</text:p>
          </table:table-cell>
          <table:table-cell table:style-name="Table18.A1" office:value-type="string">
            <text:p text:style-name="P38"/>
          </table:table-cell>
        </table:table-row>
      </table:table>
      <text:p text:style-name="P40"><text:span text:style-name="Strong_20_Emphasis"/></text:p>
      <text:p text:style-name="P47"><text:span text:style-name="Source_20_Text"/></text:p>
      <text:h text:style-name="P3" text:outline-level="1"><text:span text:style-name="Strong_20_Emphasis">SQL CREATE TABLE Scripts (Full Schema)</text:span></text:h>
      <text:p text:style-name="Text_20_body">These scripts are ready to run in <text:span text:style-name="Strong_20_Emphasis">MySQL 8 / MariaDB</text:span>.</text:p>
      <text:p text:style-name="Horizontal_20_Line"/>
      <text:h text:style-name="Heading_20_2" text:outline-level="2"><text:span text:style-name="Strong_20_Emphasis">1 users</text:span></text:h>
      <text:p text:style-name="P2"><text:span text:style-name="Source_20_Text">CREATE TABLE `users` (</text:span></text:p>
      <text:p text:style-name="P2"><text:span text:style-name="Source_20_Text"><text:s text:c="2"/>`user_id` int NOT NULL ,</text:span></text:p>
      <text:p text:style-name="P2"><text:span text:style-name="Source_20_Text"><text:s text:c="2"/>`username` varchar(50) NOT NULL,</text:span></text:p>
      <text:p text:style-name="P2"><text:soft-page-break/><text:span text:style-name="Source_20_Text"><text:s text:c="2"/>`email` varchar(255) DEFAULT NULL,</text:span></text:p>
      <text:p text:style-name="P2"><text:span text:style-name="Source_20_Text"><text:s text:c="2"/>`password_hash` varchar(255) NOT NULL,</text:span></text:p>
      <text:p text:style-name="P2"><text:span text:style-name="Source_20_Text"><text:s text:c="2"/>`is_active` tinyint(1) NOT NULL DEFAULT '1',</text:span></text:p>
      <text:p text:style-name="P2"><text:span text:style-name="Source_20_Text"><text:s text:c="2"/>`created_at` datetime DEFAULT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Heading_20_2" text:outline-level="2"><text:span text:style-name="Strong_20_Emphasis">2 projects</text:span></text:h>
      <text:p text:style-name="P2"><text:span text:style-name="Source_20_Text">CREATE TABLE `projects` (</text:span></text:p>
      <text:p text:style-name="P2"><text:span text:style-name="Source_20_Text"><text:s text:c="2"/>`project_id` int NOT NULL,</text:span></text:p>
      <text:p text:style-name="P2"><text:span text:style-name="Source_20_Text"><text:s text:c="2"/>`project_name` varchar(255) NOT NULL,</text:span></text:p>
      <text:p text:style-name="P2"><text:span text:style-name="Source_20_Text"><text:s text:c="2"/>`created_by` int DEFAULT NULL,</text:span></text:p>
      <text:p text:style-name="P2"><text:span text:style-name="Source_20_Text"><text:s text:c="2"/>`created_at` datetime DEFAULT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Heading_20_2" text:outline-level="2"><text:span text:style-name="Strong_20_Emphasis">3 datasets</text:span></text:h>
      <text:p text:style-name="P2"><text:span text:style-name="Source_20_Text">CREATE TABLE `datasets` (</text:span></text:p>
      <text:p text:style-name="P2"><text:span text:style-name="Source_20_Text"><text:s text:c="2"/>`dataset_id` int NOT NULL,</text:span></text:p>
      <text:p text:style-name="P2"><text:span text:style-name="Source_20_Text"><text:s text:c="2"/>`project_id` int DEFAULT NULL,</text:span></text:p>
      <text:p text:style-name="P2"><text:span text:style-name="Source_20_Text"><text:s text:c="2"/>`uploaded_by` int DEFAULT NULL,</text:span></text:p>
      <text:p text:style-name="P2"><text:span text:style-name="Source_20_Text"><text:s text:c="2"/>`status` enum('pending','validated','processing','processed','error') DEFAULT 'pending',</text:span></text:p>
      <text:p text:style-name="P2"><text:span text:style-name="Source_20_Text"><text:s text:c="2"/>`created_at` datetime DEFAULT CURRENT_TIMESTAMP,</text:span></text:p>
      <text:p text:style-name="P2"><text:span text:style-name="Source_20_Text"><text:s text:c="2"/>`updated_at` datetime DEFAULT NULL ON UPDATE CURRENT_TIMESTAMP</text:span></text:p>
      <text:p text:style-name="P2"><text:span text:style-name="Source_20_Text">) ENGINE=InnoDB DEFAULT CHARSET=utf8mb4 COLLATE=utf8mb4_0900_ai_ci;</text:span></text:p>
      <text:h text:style-name="Heading_20_2" text:outline-level="2"><text:span text:style-name="Strong_20_Emphasis">4 dataset_rows</text:span></text:h>
      <text:p text:style-name="P2"><text:span text:style-name="Source_20_Text">CREATE TABLE `dataset_rows` (</text:span></text:p>
      <text:p text:style-name="P2"><text:span text:style-name="Source_20_Text"><text:s text:c="2"/>`row_id` int NOT NULL,</text:span></text:p>
      <text:p text:style-name="P2"><text:span text:style-name="Source_20_Text"><text:s text:c="2"/>`dataset_id` int NOT NULL,</text:span></text:p>
      <text:p text:style-name="P2"><text:span text:style-name="Source_20_Text"><text:s text:c="2"/>`record_index` int NOT NULL,</text:span></text:p>
      <text:p text:style-name="P2"><text:span text:style-name="Source_20_Text"><text:s text:c="2"/>`field_name` varchar(255) NOT NULL,</text:span></text:p>
      <text:p text:style-name="P2"><text:span text:style-name="Source_20_Text"><text:s text:c="2"/>`field_value` decimal(12,4) DEFAULT NULL,</text:span></text:p>
      <text:p text:style-name="P2"><text:span text:style-name="Source_20_Text"><text:s text:c="2"/>`unit` varchar(50) DEFAULT NULL,</text:span></text:p>
      <text:p text:style-name="P2"><text:span text:style-name="Source_20_Text"><text:s text:c="2"/>`updated_at` datetime DEFAULT NULL ON UPDATE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Heading_20_2" text:outline-level="2"><text:soft-page-break/><text:span text:style-name="Strong_20_Emphasis">5 components_derivadores</text:span></text:h>
      <text:p text:style-name="P2"><text:span text:style-name="Source_20_Text">CREATE TABLE `components_derivadores` (</text:span></text:p>
      <text:p text:style-name="P2"><text:span text:style-name="Source_20_Text"><text:s text:c="2"/>`id` int NOT NULL,</text:span></text:p>
      <text:p text:style-name="P2"><text:span text:style-name="Source_20_Text"><text:s text:c="2"/>`modelo` varchar(255) DEFAULT NULL,</text:span></text:p>
      <text:p text:style-name="P2"><text:span text:style-name="Source_20_Text"><text:s text:c="2"/>`derivacion` decimal(10,2) DEFAULT NULL,</text:span></text:p>
      <text:p text:style-name="P2"><text:span text:style-name="Source_20_Text"><text:s text:c="2"/>`paso` decimal(10,2) DEFAULT NULL,</text:span></text:p>
      <text:p text:style-name="P2"><text:span text:style-name="Source_20_Text"><text:s text:c="2"/>`salidas` int DEFAULT NULL,</text:span></text:p>
      <text:p text:style-name="P2"><text:span text:style-name="Source_20_Text"><text:s text:c="2"/>`perdida_insercion` decimal(10,2) DEFAULT NULL,</text:span></text:p>
      <text:p text:style-name="P2"><text:span text:style-name="Source_20_Text"><text:s text:c="2"/>`frecuencia` varchar(50) DEFAULT NULL</text:span></text:p>
      <text:p text:style-name="P2"><text:span text:style-name="Source_20_Text">) ENGINE=InnoDB DEFAULT CHARSET=utf8mb4 COLLATE=utf8mb4_0900_ai_ci;</text:span></text:p>
      <text:h text:style-name="P26" text:outline-level="2"><text:span text:style-name="Strong_20_Emphasis"><text:span text:style-name="T7">6 </text:span></text:span><text:span text:style-name="Strong_20_Emphasis">derivadores</text:span></text:h>
      <text:p text:style-name="P2"><text:span text:style-name="Source_20_Text">CREATE TABLE `derivadores` (</text:span></text:p>
      <text:p text:style-name="P2"><text:span text:style-name="Source_20_Text"><text:s text:c="2"/>`deriv_id` int NOT NULL,</text:span></text:p>
      <text:p text:style-name="P2"><text:span text:style-name="Source_20_Text"><text:s text:c="2"/>`modelo` varchar(100) NOT NULL,</text:span></text:p>
      <text:p text:style-name="P2"><text:span text:style-name="Source_20_Text"><text:s text:c="2"/>`derivacion` decimal(6,3) NOT NULL DEFAULT '0.000',</text:span></text:p>
      <text:p text:style-name="P2"><text:span text:style-name="Source_20_Text"><text:s text:c="2"/>`paso` decimal(6,3) NOT NULL DEFAULT '0.000',</text:span></text:p>
      <text:p text:style-name="P2"><text:span text:style-name="Source_20_Text"><text:s text:c="2"/>`salidas` int NOT NULL DEFAULT '0',</text:span></text:p>
      <text:p text:style-name="P2"><text:span text:style-name="Source_20_Text"><text:s text:c="2"/>`perdida_insercion` int NOT NULL,</text:span></text:p>
      <text:p text:style-name="P2"><text:span text:style-name="Source_20_Text"><text:s text:c="2"/>`descripcion` text,</text:span></text:p>
      <text:p text:style-name="P2"><text:span text:style-name="Source_20_Text"><text:s text:c="2"/>`created_at` datetime NOT NULL DEFAULT CURRENT_TIMESTAMP</text:span></text:p>
      <text:p text:style-name="P2"><text:span text:style-name="Source_20_Text">) ENGINE=InnoDB DEFAULT CHARSET=utf8mb4 COLLATE=utf8mb4_0900_ai_ci;</text:span></text:p>
      <text:h text:style-name="P26" text:outline-level="2"><text:span text:style-name="Source_20_Text"/></text:h>
      <text:p text:style-name="Horizontal_20_Line"/>
      <text:h text:style-name="Heading_20_2" text:outline-level="2"><text:span text:style-name="Strong_20_Emphasis"><text:span text:style-name="T8">7</text:span></text:span><text:span text:style-name="Strong_20_Emphasis"> components_repartidores</text:span></text:h>
      <text:p text:style-name="P2"><text:span text:style-name="Source_20_Text">CREATE TABLE `components_repartidores` (</text:span></text:p>
      <text:p text:style-name="P2"><text:span text:style-name="Source_20_Text"><text:s text:c="2"/>`id` int NOT NULL,</text:span></text:p>
      <text:p text:style-name="P2"><text:span text:style-name="Source_20_Text"><text:s text:c="2"/>`modelo` varchar(255) DEFAULT NULL,</text:span></text:p>
      <text:p text:style-name="P2"><text:span text:style-name="Source_20_Text"><text:s text:c="2"/>`salidas` int DEFAULT NULL,</text:span></text:p>
      <text:p text:style-name="P2"><text:span text:style-name="Source_20_Text"><text:s text:c="2"/>`perdida` decimal(10,2) DEFAULT NULL,</text:span></text:p>
      <text:p text:style-name="P2"><text:span text:style-name="Source_20_Text"><text:s text:c="2"/>`frecuencia` varchar(50) DEFAULT NULL,</text:span></text:p>
      <text:p text:style-name="P2"><text:span text:style-name="Source_20_Text"><text:s text:c="2"/>`perdida_insercion` decimal(10,2) DEFAULT NULL</text:span></text:p>
      <text:p text:style-name="P2"><text:span text:style-name="Source_20_Text">) ENGINE=InnoDB DEFAULT CHARSET=utf8mb4 COLLATE=utf8mb4_0900_ai_ci;</text:span></text:p>
      <text:h text:style-name="P24" text:outline-level="2"><text:soft-page-break/><text:span text:style-name="Strong_20_Emphasis"><text:span text:style-name="T8">8</text:span></text:span><text:span text:style-name="Strong_20_Emphasis"> repartidores</text:span></text:h>
      <text:p text:style-name="P2"><text:span text:style-name="Source_20_Text">CREATE TABLE `repartidores` (</text:span></text:p>
      <text:p text:style-name="P2"><text:span text:style-name="Source_20_Text"><text:s text:c="2"/>`rep_id` int NOT NULL,</text:span></text:p>
      <text:p text:style-name="P2"><text:span text:style-name="Source_20_Text"><text:s text:c="2"/>`modelo` varchar(100) NOT NULL,</text:span></text:p>
      <text:p text:style-name="P2"><text:span text:style-name="Source_20_Text"><text:s text:c="2"/>`perdida_insercion` decimal(6,3) NOT NULL DEFAULT '0.000',</text:span></text:p>
      <text:p text:style-name="P2"><text:span text:style-name="Source_20_Text"><text:s text:c="2"/>`salidas` int NOT NULL DEFAULT '0',</text:span></text:p>
      <text:p text:style-name="P2"><text:span text:style-name="Source_20_Text"><text:s text:c="2"/>`frecuencia` varchar(100) DEFAULT NULL,</text:span></text:p>
      <text:p text:style-name="P2"><text:span text:style-name="Source_20_Text"><text:s text:c="2"/>`descripcion` text,</text:span></text:p>
      <text:p text:style-name="P2"><text:span text:style-name="Source_20_Text"><text:s text:c="2"/>`created_at` datetime NOT NULL DEFAULT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Heading_20_2" text:outline-level="2"/>
      <text:h text:style-name="Heading_20_2" text:outline-level="2"><text:span text:style-name="Strong_20_Emphasis"><text:span text:style-name="T8">9</text:span></text:span><text:span text:style-name="Strong_20_Emphasis"> parametros_generales</text:span></text:h>
      <text:p text:style-name="P2"><text:span text:style-name="Source_20_Text">CREATE TABLE `parametros_generales` (</text:span></text:p>
      <text:p text:style-name="P2"><text:span text:style-name="Source_20_Text"><text:s text:c="2"/>`param_id` int NOT NULL,</text:span></text:p>
      <text:p text:style-name="P2"><text:span text:style-name="Source_20_Text"><text:s text:c="2"/>`dataset_id` int DEFAULT NULL,</text:span></text:p>
      <text:p text:style-name="P2"><text:span text:style-name="Source_20_Text"><text:s text:c="2"/>`param_name` varchar(200) NOT NULL,</text:span></text:p>
      <text:p text:style-name="P2"><text:span text:style-name="Source_20_Text"><text:s text:c="2"/>`param_value` varchar(200) DEFAULT NULL,</text:span></text:p>
      <text:p text:style-name="P2"><text:span text:style-name="Source_20_Text"><text:s text:c="2"/>`unit` varchar(50) DEFAULT NULL,</text:span></text:p>
      <text:p text:style-name="P2"><text:span text:style-name="Source_20_Text"><text:s text:c="2"/>`created_at` datetime NOT NULL DEFAULT CURRENT_TIMESTAMP,</text:span></text:p>
      <text:p text:style-name="P2"><text:span text:style-name="Source_20_Text"><text:s text:c="2"/>`updated_at` datetime DEFAULT NULL ON UPDATE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Heading_20_2" text:outline-level="2"><text:span text:style-name="Strong_20_Emphasis"/></text:h>
      <text:h text:style-name="Heading_20_2" text:outline-level="2"><text:span text:style-name="Strong_20_Emphasis"><text:span text:style-name="T7">1</text:span></text:span><text:span text:style-name="Strong_20_Emphasis"><text:span text:style-name="T8">0</text:span></text:span><text:span text:style-name="Strong_20_Emphasis"> validation_rules</text:span></text:h>
      <text:p text:style-name="P2"><text:span text:style-name="Source_20_Text">CREATE TABLE `validation_rules` (</text:span></text:p>
      <text:p text:style-name="P2"><text:span text:style-name="Source_20_Text"><text:s text:c="2"/>`rule_id` int NOT NULL,</text:span></text:p>
      <text:p text:style-name="P2"><text:span text:style-name="Source_20_Text"><text:s text:c="2"/>`field_name` varchar(200) NOT NULL,</text:span></text:p>
      <text:p text:style-name="P2"><text:span text:style-name="Source_20_Text"><text:s text:c="2"/>`rule_type` enum('min','max','regex','enum','not_empty','custom') NOT NULL,</text:span></text:p>
      <text:p text:style-name="P2"><text:span text:style-name="Source_20_Text"><text:s text:c="2"/>`rule_value` varchar(500) DEFAULT NULL,</text:span></text:p>
      <text:p text:style-name="P2"><text:span text:style-name="Source_20_Text"><text:s text:c="2"/>`message` varchar(500) NOT NULL,</text:span></text:p>
      <text:p text:style-name="P2"><text:soft-page-break/><text:span text:style-name="Source_20_Text"><text:s text:c="2"/>`severity` enum('warning','error') NOT NULL DEFAULT 'warning',</text:span></text:p>
      <text:p text:style-name="P2"><text:span text:style-name="Source_20_Text"><text:s text:c="2"/>`active` tinyint(1) NOT NULL DEFAULT '1',</text:span></text:p>
      <text:p text:style-name="P2"><text:span text:style-name="Source_20_Text"><text:s text:c="2"/>`created_at` datetime NOT NULL DEFAULT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Heading_20_2" text:outline-level="2"><text:span text:style-name="Strong_20_Emphasis"><text:span text:style-name="T7">1</text:span></text:span><text:span text:style-name="Strong_20_Emphasis"><text:span text:style-name="T8">1</text:span></text:span><text:span text:style-name="Strong_20_Emphasis"> optimizations</text:span></text:h>
      <text:p text:style-name="P2"><text:span text:style-name="Source_20_Text">CREATE TABLE `optimizations` (</text:span></text:p>
      <text:p text:style-name="P2"><text:span text:style-name="Source_20_Text"><text:s text:c="2"/>`opt_id` int NOT NULL,</text:span></text:p>
      <text:p text:style-name="P2"><text:span text:style-name="Source_20_Text"><text:s text:c="2"/>`dataset_id` int NOT NULL,</text:span></text:p>
      <text:p text:style-name="P2"><text:span text:style-name="Source_20_Text"><text:s text:c="2"/>`start_time` datetime DEFAULT NULL,</text:span></text:p>
      <text:p text:style-name="P2"><text:span text:style-name="Source_20_Text"><text:s text:c="2"/>`end_time` datetime DEFAULT NULL,</text:span></text:p>
      <text:p text:style-name="P50"><text:span text:style-name="Source_20_Text"><text:s text:c="2"/>`status` enum('running','completed','failed','infeasible','queued') DEFAULT 'queued',</text:span></text:p>
      <text:p text:style-name="P2"><text:span text:style-name="Source_20_Text"><text:s text:c="2"/>`params_json` json DEFAULT NULL,</text:span></text:p>
      <text:p text:style-name="P2"><text:span text:style-name="Source_20_Text"><text:s text:c="2"/>`created_at` datetime DEFAULT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Heading_20_2" text:outline-level="2"><text:span text:style-name="Strong_20_Emphasis">1</text:span><text:span text:style-name="Strong_20_Emphasis"><text:span text:style-name="T8">2</text:span></text:span><text:span text:style-name="Strong_20_Emphasis"> results</text:span></text:h>
      <text:p text:style-name="P2"><text:span text:style-name="Source_20_Text">CREATE TABLE `results` (</text:span></text:p>
      <text:p text:style-name="P2"><text:span text:style-name="Source_20_Text"><text:s text:c="2"/>`result_id` int NOT NULL,</text:span></text:p>
      <text:p text:style-name="P2"><text:span text:style-name="Source_20_Text"><text:s text:c="2"/>`opt_id` int NOT NULL,</text:span></text:p>
      <text:p text:style-name="P2"><text:span text:style-name="Source_20_Text"><text:s text:c="2"/>`parameter` varchar(255) DEFAULT NULL,</text:span></text:p>
      <text:p text:style-name="P2"><text:span text:style-name="Source_20_Text"><text:s text:c="2"/>`value` mediumtext,</text:span></text:p>
      <text:p text:style-name="P2"><text:span text:style-name="Source_20_Text"><text:s text:c="2"/>`summary_json` longtext,</text:span></text:p>
      <text:p text:style-name="P2"><text:span text:style-name="Source_20_Text"><text:s text:c="2"/>`detail_json` longtext,</text:span></text:p>
      <text:p text:style-name="P2"><text:span text:style-name="Source_20_Text"><text:s text:c="2"/>`inputs_json` longtext,</text:span></text:p>
      <text:p text:style-name="P2"><text:span text:style-name="Source_20_Text"><text:s text:c="2"/>`unit` varchar(50) DEFAULT NULL,</text:span></text:p>
      <text:p text:style-name="P2"><text:span text:style-name="Source_20_Text"><text:s text:c="2"/>`deviation` decimal(10,4) DEFAULT NULL,</text:span></text:p>
      <text:p text:style-name="P2"><text:span text:style-name="Source_20_Text"><text:s text:c="2"/>`meta_json` json DEFAULT NULL,</text:span></text:p>
      <text:p text:style-name="P2"><text:span text:style-name="Source_20_Text"><text:s text:c="2"/>`created_at` datetime DEFAULT CURRENT_TIMESTAMP</text:span></text:p>
      <text:p text:style-name="P2"><text:span text:style-name="Source_20_Text">) ENGINE=InnoDB DEFAULT CHARSET=utf8mb4 COLLATE=utf8mb4_0900_ai_ci;</text:span></text:p>
      <text:h text:style-name="P25" text:outline-level="2"><text:span text:style-name="Strong_20_Emphasis"><text:span text:style-name="T7">1</text:span></text:span><text:span text:style-name="Strong_20_Emphasis"><text:span text:style-name="T8">3</text:span></text:span><text:span text:style-name="Strong_20_Emphasis"><text:span text:style-name="T7"> </text:span></text:span><text:span text:style-name="Strong_20_Emphasis">result</text:span><text:span text:style-name="Strong_20_Emphasis"><text:span text:style-name="T6">s_detail</text:span></text:span></text:h>
      <text:p text:style-name="P2"><text:span text:style-name="Source_20_Text">CREATE TABLE `results_detail` (</text:span></text:p>
      <text:p text:style-name="P2"><text:span text:style-name="Source_20_Text"><text:s text:c="2"/>`id` int NOT NULL,</text:span></text:p>
      <text:p text:style-name="P2"><text:span text:style-name="Source_20_Text"><text:s text:c="2"/>`opt_id` int NOT NULL,</text:span></text:p>
      <text:p text:style-name="P2"><text:span text:style-name="Source_20_Text"><text:s text:c="2"/>`name` varchar(255) CHARACTER SET utf8mb4 COLLATE utf8mb4_0900_ai_ci DEFAULT NULL,</text:span></text:p>
      <text:p text:style-name="P2"><text:soft-page-break/><text:span text:style-name="Source_20_Text"><text:s text:c="2"/>`value` text,</text:span></text:p>
      <text:p text:style-name="P2"><text:span text:style-name="Source_20_Text"><text:s text:c="2"/>`unit` varchar(20) DEFAULT NULL,</text:span></text:p>
      <text:p text:style-name="P2"><text:span text:style-name="Source_20_Text"><text:s text:c="2"/>`deviation` double DEFAULT NULL,</text:span></text:p>
      <text:p text:style-name="P2"><text:span text:style-name="Source_20_Text"><text:s text:c="2"/>`meta` json DEFAULT NULL,</text:span></text:p>
      <text:p text:style-name="P2"><text:span text:style-name="Source_20_Text"><text:s text:c="2"/>`created_at` timestamp NULL DEFAULT CURRENT_TIMESTAMP</text:span></text:p>
      <text:p text:style-name="P2"><text:span text:style-name="Source_20_Text">) ENGINE=InnoDB DEFAULT CHARSET=utf8mb4 COLLATE=utf8mb4_0900_ai_ci;</text:span></text:p>
      <text:p text:style-name="Horizontal_20_Line"/>
      <text:h text:style-name="P27" text:outline-level="2"><text:span text:style-name="Strong_20_Emphasis"><text:span text:style-name="T8">14</text:span></text:span><text:span text:style-name="Strong_20_Emphasis"><text:span text:style-name="T7"> </text:span></text:span><text:span text:style-name="Strong_20_Emphasis">logs</text:span></text:h>
      <text:p text:style-name="P28"><text:span text:style-name="Source_20_Text">CREATE TABLE `logs` (</text:span></text:p>
      <text:p text:style-name="P28"><text:span text:style-name="Source_20_Text"><text:s text:c="2"/>`log_id` int NOT NULL,</text:span></text:p>
      <text:p text:style-name="P28"><text:span text:style-name="Source_20_Text"><text:s text:c="2"/>`event_type` enum('info','warning','error') NOT NULL DEFAULT 'info',</text:span></text:p>
      <text:p text:style-name="P28"><text:span text:style-name="Source_20_Text"><text:s text:c="2"/>`description` text,</text:span></text:p>
      <text:p text:style-name="P28"><text:span text:style-name="Source_20_Text"><text:s text:c="2"/>`user_id` int DEFAULT NULL,</text:span></text:p>
      <text:p text:style-name="P28"><text:span text:style-name="Source_20_Text"><text:s text:c="2"/>`created_at` datetime NOT NULL DEFAULT CURRENT_TIMESTAMP</text:span></text:p>
      <text:p text:style-name="P28"><text:span text:style-name="Source_20_Text">) ENGINE=InnoDB DEFAULT CHARSET=utf8mb4 COLLATE=utf8mb4_0900_ai_ci;</text:span></text:p>
      <text:h text:style-name="Heading_20_1" text:outline-level="1"><text:span text:style-name="Strong_20_Emphasis">Sample Data Inserts</text:span></text:h>
      <text:p text:style-name="Horizontal_20_Line"/>
      <text:h text:style-name="Heading_20_2" text:outline-level="2"><text:span text:style-name="Strong_20_Emphasis">1 Derivadores</text:span></text:h>
      <text:p text:style-name="P2"><text:span text:style-name="Source_20_Text">INSERT INTO components_derivadores </text:span></text:p>
      <text:p text:style-name="P2"><text:span text:style-name="Source_20_Text">(modelo, derivacion, paso, salidas, perdida_insercion, frecuencia)</text:span></text:p>
      <text:p text:style-name="P2"><text:span text:style-name="Source_20_Text">VALUES</text:span></text:p>
      <text:p text:style-name="P2"><text:span text:style-name="Source_20_Text">('DER-1', 10, 1, 1, 1, '5–1000 MHz'),</text:span></text:p>
      <text:p text:style-name="P2"><text:span text:style-name="Source_20_Text">('DER-2', 14, 1, 2, 1, '5–1000 MHz'),</text:span></text:p>
      <text:p text:style-name="P2"><text:span text:style-name="Source_20_Text">('DER-3', 18, 1.5, 3, 1.5, '5–1000 MHz'),</text:span></text:p>
      <text:p text:style-name="P2"><text:span text:style-name="Source_20_Text">('DER-4', 20, 2, 4, 2, '5–1000 MHz'),</text:span></text:p>
      <text:p text:style-name="P1"><text:span text:style-name="Source_20_Text">('DER-6', 22, 2.5, 6, 2.5, '5–1000 MHz');</text:span></text:p>
      <text:p text:style-name="Horizontal_20_Line"/>
      <text:h text:style-name="Heading_20_2" text:outline-level="2"><text:span text:style-name="Strong_20_Emphasis">2 Repartidores</text:span></text:h>
      <text:p text:style-name="P2"><text:span text:style-name="Source_20_Text">INSERT INTO components_repartidores</text:span></text:p>
      <text:p text:style-name="P2"><text:span text:style-name="Source_20_Text">(modelo, salidas, perdida, frecuencia, perdida_insercion)</text:span></text:p>
      <text:p text:style-name="P2"><text:soft-page-break/><text:span text:style-name="Source_20_Text">VALUES</text:span></text:p>
      <text:p text:style-name="P2"><text:span text:style-name="Source_20_Text">('REP-2', 2, 4.0, '5–1000 MHz', 4.0),</text:span></text:p>
      <text:p text:style-name="P2"><text:span text:style-name="Source_20_Text">('REP-3', 3, 6.0, '5–1000 MHz', 6.0),</text:span></text:p>
      <text:p text:style-name="P1"><text:span text:style-name="Source_20_Text">('REP-4', 4, 8.0, '5–1000 MHz', 8.0);</text:span></text:p>
      <text:p text:style-name="Horizontal_20_Line"/>
      <text:h text:style-name="Heading_20_2" text:outline-level="2"><text:span text:style-name="Strong_20_Emphasis">3 Parámetros Generales</text:span></text:h>
      <text:p text:style-name="P2"><text:span text:style-name="Source_20_Text">INSERT INTO parametros_generales (param_name, param_value, unit) VALUES</text:span></text:p>
      <text:p text:style-name="P2"><text:span text:style-name="Source_20_Text">('signal_target_dBuV', 60, 'dBµV'),</text:span></text:p>
      <text:p text:style-name="P2"><text:span text:style-name="Source_20_Text">('cable_attenuation_dB_per_meter', 0.18, 'dB/m'),</text:span></text:p>
      <text:p text:style-name="P2"><text:span text:style-name="Source_20_Text">('max_cable_length_m', 100, 'm'),</text:span></text:p>
      <text:p text:style-name="P1"><text:span text:style-name="Source_20_Text">('divisor_loss_per_output', 3.0, 'dB');</text:span></text:p>
      <text:p text:style-name="Text_20_body"><text:span text:style-name="Source_20_Text"/></text:p>
      <text:p text:style-name="Standard">Change History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Version</text:p>
            </table:table-cell>
            <table:table-cell table:style-name="Table14.A1" office:value-type="string">
              <text:p text:style-name="Table_20_Heading">Date</text:p>
            </table:table-cell>
            <table:table-cell table:style-name="Table14.A1" office:value-type="string">
              <text:p text:style-name="Table_20_Heading">Description</text:p>
            </table:table-cell>
            <table:table-cell table:style-name="Table14.A1" office:value-type="string">
              <text:p text:style-name="Table_20_Heading">Author</text:p>
            </table:table-cell>
          </table:table-row>
        </table:table-header-rows>
        <table:table-row>
          <table:table-cell table:style-name="Table14.A1" office:value-type="string">
            <text:p text:style-name="Table_20_Contents">1.0</text:p>
          </table:table-cell>
          <table:table-cell table:style-name="Table14.A1" office:value-type="string">
            <text:p text:style-name="Table_20_Contents">Oct 2025</text:p>
          </table:table-cell>
          <table:table-cell table:style-name="Table14.A1" office:value-type="string">
            <text:p text:style-name="Table_20_Contents">Initial draft of <text:span text:style-name="T1">database values</text:span></text:p>
          </table:table-cell>
          <table:table-cell table:style-name="Table14.A1" office:value-type="string">
            <text:p text:style-name="Table_20_Contents">Boris Urre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10:33:07.970092538</meta:creation-date>
    <dc:date>2025-12-15T12:05:18.618417063</dc:date>
    <meta:editing-duration>PT9H2M36S</meta:editing-duration>
    <meta:editing-cycles>74</meta:editing-cycles>
    <meta:generator>LibreOffice/7.3.7.2$Linux_X86_64 LibreOffice_project/30$Build-2</meta:generator>
    <meta:document-statistic meta:table-count="17" meta:image-count="0" meta:object-count="0" meta:page-count="25" meta:paragraph-count="727" meta:word-count="2391" meta:character-count="18310" meta:non-whitespace-character-count="16489"/>
  </office:meta>
</office:document-meta>
</file>